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1000000B213478235.png" manifest:media-type="image/png"/>
  <manifest:file-entry manifest:full-path="Pictures/1000000100000EC400000EC4DC2EEE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58mm" style:rel-column-width="9091*"/>
    </style:style>
    <style:style style:name="Table1.B" style:family="table-column">
      <style:table-column-properties style:column-width="20.94mm" style:rel-column-width="8071*"/>
    </style:style>
    <style:style style:name="Table1.C" style:family="table-column">
      <style:table-column-properties style:column-width="43.22mm" style:rel-column-width="16659*"/>
    </style:style>
    <style:style style:name="Table1.D" style:family="table-column">
      <style:table-column-properties style:column-width="82.27mm" style:rel-column-width="31714*"/>
    </style:style>
    <style:style style:name="Table1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97mm" fo:border="0.5pt solid #000000"/>
    </style:style>
    <style:style style:name="Table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42.49mm" style:rel-column-width="16383*"/>
    </style:style>
    <style:style style:name="Table9.D" style:family="table-column">
      <style:table-column-properties style:column-width="42.51mm" style:rel-column-width="16386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 style:writing-mode="page"/>
    </style:style>
    <style:style style:name="Table9.D1" style:family="table-cell">
      <style:table-cell-properties fo:padding="0.97mm" fo:border="0.5pt solid #000000" style:writing-mode="page"/>
    </style:style>
    <style:style style:name="Table9.A2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58mm" style:rel-column-width="9091*"/>
    </style:style>
    <style:style style:name="Table12.B" style:family="table-column">
      <style:table-column-properties style:column-width="20.94mm" style:rel-column-width="8071*"/>
    </style:style>
    <style:style style:name="Table12.C" style:family="table-column">
      <style:table-column-properties style:column-width="43.22mm" style:rel-column-width="16659*"/>
    </style:style>
    <style:style style:name="Table12.D" style:family="table-column">
      <style:table-column-properties style:column-width="82.27mm" style:rel-column-width="31714*"/>
    </style:style>
    <style:style style:name="Table12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2.D1" style:family="table-cell">
      <style:table-cell-properties style:vertical-align="middle" fo:padding="0.97mm" fo:border="0.5pt solid #000000"/>
    </style:style>
    <style:style style:name="Table1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2.D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85mm" style:rel-column-width="32766*"/>
    </style:style>
    <style:style style:name="Table11.B" style:family="table-column">
      <style:table-column-properties style:column-width="85mm" style:rel-column-width="32769*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 style:writing-mode="page"/>
    </style:style>
    <style:style style:name="Table11.B1" style:family="table-cell">
      <style:table-cell-properties fo:padding="0.97mm" fo:border="0.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30.22mm" style:rel-column-width="11647*"/>
    </style:style>
    <style:style style:name="Table2.B" style:family="table-column">
      <style:table-column-properties style:column-width="53.36mm" style:rel-column-width="20568*"/>
    </style:style>
    <style:style style:name="Table2.C" style:family="table-column">
      <style:table-column-properties style:column-width="86.43mm" style:rel-column-width="33320*"/>
    </style:style>
    <style:style style:name="Table2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97mm" fo:border="0.5pt solid #000000"/>
    </style:style>
    <style:style style:name="Table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2.B5" style:family="table-cell">
      <style:table-cell-properties style:vertical-align="middle" fo:background-color="#ffde7a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style:vertical-align="middle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style:vertical-align="middle" fo:background-color="#ffbf00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42.49mm" style:rel-column-width="16383*"/>
    </style:style>
    <style:style style:name="Table3.D" style:family="table-column">
      <style:table-column-properties style:column-width="42.51mm" style:rel-column-width="16386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D1" style:family="table-cell">
      <style:table-cell-properties fo:padding="0.97mm" fo:border="0.5pt solid #000000"/>
    </style:style>
    <style:style style:name="Table3.2" style:family="table-row">
      <style:table-row-properties style:min-row-height="5.93mm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D2" style:family="table-cell">
      <style:table-cell-properties fo:padding="0.97mm" fo:border-left="0.5pt solid #000000" fo:border-right="0.5pt solid #000000" fo:border-top="none" fo:border-bottom="0.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23.58mm" style:rel-column-width="9091*"/>
    </style:style>
    <style:style style:name="Table13.B" style:family="table-column">
      <style:table-column-properties style:column-width="20.94mm" style:rel-column-width="8071*"/>
    </style:style>
    <style:style style:name="Table13.C" style:family="table-column">
      <style:table-column-properties style:column-width="43.22mm" style:rel-column-width="16659*"/>
    </style:style>
    <style:style style:name="Table13.D" style:family="table-column">
      <style:table-column-properties style:column-width="82.27mm" style:rel-column-width="31714*"/>
    </style:style>
    <style:style style:name="Table13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3.D1" style:family="table-cell">
      <style:table-cell-properties style:vertical-align="middle" fo:padding="0.97mm" fo:border="0.5pt solid #000000"/>
    </style:style>
    <style:style style:name="Table13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3.D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3.C3" style:family="table-cell">
      <style:table-cell-properties style:vertical-align="middle" fo:background-color="#ffe994" fo:padding="0.97mm" fo:border-left="0.5pt solid #000000" fo:border-right="none" fo:border-top="none" fo:border-bottom="0.5pt solid #000000">
        <style:background-image/>
      </style:table-cell-properties>
    </style:style>
    <style:style style:name="Table13.D3" style:family="table-cell">
      <style:table-cell-properties style:vertical-align="middle" fo:background-color="#ffe994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3.5" style:family="table-row">
      <style:table-row-properties style:min-row-height="6.77mm"/>
    </style:style>
    <style:style style:name="Table13.7" style:family="table-row">
      <style:table-row-properties style:min-row-height="6.67mm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85mm" style:rel-column-width="32767*"/>
    </style:style>
    <style:style style:name="Table14.B" style:family="table-column">
      <style:table-column-properties style:column-width="85mm" style:rel-column-width="32768*"/>
    </style:style>
    <style:style style:name="Table14.A1" style:family="table-cell">
      <style:table-cell-properties fo:padding="0.97mm" fo:border-left="0.5pt solid #000000" fo:border-right="none" fo:border-top="0.5pt solid #000000" fo:border-bottom="0.5pt solid #000000" style:writing-mode="page"/>
    </style:style>
    <style:style style:name="Table14.B1" style:family="table-cell">
      <style:table-cell-properties fo:background-color="#ffde7a" fo:padding="0.97mm" fo:border="0.5pt solid #000000" style:writing-mode="page">
        <style:background-image/>
      </style:table-cell-properties>
    </style:style>
    <style:style style:name="Table14.A2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14.B2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14.A3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14.B3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14.A4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14.B4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14.A5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14.B5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4.02mm" style:rel-column-width="9261*"/>
    </style:style>
    <style:style style:name="Table4.B" style:family="table-column">
      <style:table-column-properties style:column-width="24.69mm" style:rel-column-width="9519*"/>
    </style:style>
    <style:style style:name="Table4.C" style:family="table-column">
      <style:table-column-properties style:column-width="26.9mm" style:rel-column-width="10369*"/>
    </style:style>
    <style:style style:name="Table4.D" style:family="table-column">
      <style:table-column-properties style:column-width="94.39mm" style:rel-column-width="36386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D1" style:family="table-cell">
      <style:table-cell-properties fo:padding="0.97mm" fo:border="0.5pt solid #000000"/>
    </style:style>
    <style:style style:name="Table4.2" style:family="table-row">
      <style:table-row-properties style:min-row-height="5.93mm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D2" style:family="table-cell">
      <style:table-cell-properties fo:padding="0.97mm" fo:border-left="0.5pt solid #000000" fo:border-right="0.5pt solid #000000" fo:border-top="none" fo:border-bottom="0.5pt solid #000000"/>
    </style:style>
    <style:style style:name="Table4.C3" style:family="table-cell">
      <style:table-cell-properties fo:background-color="#ffde7a" fo:padding="0.97mm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ffde7a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 style:writing-mode="page"/>
    </style:style>
    <style:style style:name="Table8.B1" style:family="table-cell">
      <style:table-cell-properties fo:background-color="#ffde7a" fo:padding="0.97mm" fo:border="0.5pt solid #000000" style:writing-mode="page">
        <style:background-image/>
      </style:table-cell-properties>
    </style:style>
    <style:style style:name="Table8.A2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8.A4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8.B4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3.88mm" style:rel-column-width="5351*"/>
    </style:style>
    <style:style style:name="Table7.B" style:family="table-column">
      <style:table-column-properties style:column-width="28.68mm" style:rel-column-width="11056*"/>
    </style:style>
    <style:style style:name="Table7.C" style:family="table-column">
      <style:table-column-properties style:column-width="127.44mm" style:rel-column-width="49128*"/>
    </style:style>
    <style:style style:name="Table7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7.C1" style:family="table-cell">
      <style:table-cell-properties style:vertical-align="middle" fo:padding="0.97mm" fo:border="0.5pt solid #000000"/>
    </style:style>
    <style:style style:name="Table7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7.C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7.17" style:family="table-row">
      <style:table-row-properties style:min-row-height="5.24mm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24.04mm" style:rel-column-width="9267*"/>
    </style:style>
    <style:style style:name="Table5.B" style:family="table-column">
      <style:table-column-properties style:column-width="24.69mm" style:rel-column-width="9519*"/>
    </style:style>
    <style:style style:name="Table5.C" style:family="table-column">
      <style:table-column-properties style:column-width="26.9mm" style:rel-column-width="10369*"/>
    </style:style>
    <style:style style:name="Table5.D" style:family="table-column">
      <style:table-column-properties style:column-width="94.37mm" style:rel-column-width="36380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D1" style:family="table-cell">
      <style:table-cell-properties fo:padding="0.97mm" fo:border="0.5pt solid #000000"/>
    </style:style>
    <style:style style:name="Table5.2" style:family="table-row">
      <style:table-row-properties style:min-row-height="5.93mm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D2" style:family="table-cell">
      <style:table-cell-properties fo:padding="0.97mm" fo:border-left="0.5pt solid #000000" fo:border-right="0.5pt solid #000000" fo:border-top="none" fo:border-bottom="0.5pt solid #000000"/>
    </style:style>
    <style:style style:name="Table5.5" style:family="table-row">
      <style:table-row-properties style:min-row-height="6.07mm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85mm" style:rel-column-width="32767*"/>
    </style:style>
    <style:style style:name="Table10.B" style:family="table-column">
      <style:table-column-properties style:column-width="85mm" style:rel-column-width="32768*"/>
    </style:style>
    <style:style style:name="Table10.A1" style:family="table-cell">
      <style:table-cell-properties fo:padding="0.97mm" fo:border="0.5pt solid #000000" style:writing-mode="page"/>
    </style:style>
    <style:style style:name="Table10.A2" style:family="table-cell">
      <style:table-cell-properties fo:padding="0.97m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4.25mm" style:rel-column-width="9349*"/>
    </style:style>
    <style:style style:name="Table6.B" style:family="table-column">
      <style:table-column-properties style:column-width="24.48mm" style:rel-column-width="9437*"/>
    </style:style>
    <style:style style:name="Table6.C" style:family="table-column">
      <style:table-column-properties style:column-width="26.9mm" style:rel-column-width="10369*"/>
    </style:style>
    <style:style style:name="Table6.D" style:family="table-column">
      <style:table-column-properties style:column-width="94.37mm" style:rel-column-width="36380*"/>
    </style:style>
    <style:style style:name="Table6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97mm" fo:border="0.5pt solid #000000"/>
    </style:style>
    <style:style style:name="Table6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6.C7" style:family="table-cell">
      <style:table-cell-properties style:vertical-align="middle" fo:background-color="#ffde7a" fo:padding="0.97mm" fo:border-left="0.5pt solid #000000" fo:border-right="none" fo:border-top="none" fo:border-bottom="0.5pt solid #000000">
        <style:background-image/>
      </style:table-cell-properties>
    </style:style>
    <style:style style:name="Table6.D7" style:family="table-cell">
      <style:table-cell-properties style:vertical-align="middle" fo:background-color="#ffde7a" fo:padding="0.97m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>
      <loext:graphic-properties draw:fill-color="#ffb60c"/>
      <style:paragraph-properties fo:text-align="center"/>
      <style:text-properties fo:font-size="12pt"/>
    </style:style>
    <style:style style:name="P2" style:family="paragraph" style:parent-style-name="Text_20_body">
      <style:text-properties officeooo:rsid="00b8dcd7" officeooo:paragraph-rsid="00b8dcd7"/>
    </style:style>
    <style:style style:name="P3" style:family="paragraph" style:parent-style-name="Heading_20_1">
      <style:text-properties officeooo:rsid="0049566f" officeooo:paragraph-rsid="0049566f"/>
    </style:style>
    <style:style style:name="P4" style:family="paragraph" style:parent-style-name="Text_20_body">
      <style:paragraph-properties fo:text-align="end" style:justify-single-word="false"/>
      <style:text-properties officeooo:rsid="0049566f" officeooo:paragraph-rsid="0049566f"/>
    </style:style>
    <style:style style:name="P5" style:family="paragraph" style:parent-style-name="Text_20_body">
      <style:paragraph-properties fo:text-align="end" style:justify-single-word="false"/>
      <style:text-properties officeooo:rsid="00b90797" officeooo:paragraph-rsid="00b90797"/>
    </style:style>
    <style:style style:name="P6" style:family="paragraph" style:parent-style-name="Standard">
      <style:text-properties officeooo:paragraph-rsid="00e42e70"/>
    </style:style>
    <style:style style:name="P7" style:family="paragraph" style:parent-style-name="Heading_20_2">
      <style:paragraph-properties fo:break-before="page"/>
      <style:text-properties officeooo:rsid="0049566f" officeooo:paragraph-rsid="0049566f"/>
    </style:style>
    <style:style style:name="P8" style:family="paragraph">
      <loext:graphic-properties draw:fill-color="#ffb60c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4a5a47" officeooo:paragraph-rsid="004a5a47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4a5a47" officeooo:paragraph-rsid="004a5a47"/>
    </style:style>
    <style:style style:name="P11" style:family="paragraph" style:parent-style-name="Table_20_Contents">
      <style:paragraph-properties fo:text-align="start" style:justify-single-word="false"/>
      <style:text-properties officeooo:rsid="00c6419e" officeooo:paragraph-rsid="00c6419e"/>
    </style:style>
    <style:style style:name="P12" style:family="paragraph" style:parent-style-name="Table_20_Contents">
      <style:paragraph-properties fo:text-align="start" style:justify-single-word="false" style:writing-mode="lr-tb"/>
      <style:text-properties officeooo:rsid="004a5a47" officeooo:paragraph-rsid="004a5a47"/>
    </style:style>
    <style:style style:name="P13" style:family="paragraph" style:parent-style-name="Table_20_Contents">
      <style:paragraph-properties fo:text-align="start" style:justify-single-word="false"/>
      <style:text-properties officeooo:rsid="0082bf3f" officeooo:paragraph-rsid="0082bf3f"/>
    </style:style>
    <style:style style:name="P14" style:family="paragraph" style:parent-style-name="Table_20_Contents">
      <style:paragraph-properties fo:text-align="start" style:justify-single-word="false"/>
      <style:text-properties officeooo:rsid="00c706ad" officeooo:paragraph-rsid="00c706ad"/>
    </style:style>
    <style:style style:name="P15" style:family="paragraph" style:parent-style-name="Table_20_Contents">
      <style:paragraph-properties fo:text-align="start" style:justify-single-word="false"/>
      <style:text-properties officeooo:rsid="004a5a47" officeooo:paragraph-rsid="00c706ad"/>
    </style:style>
    <style:style style:name="P16" style:family="paragraph" style:parent-style-name="Text_20_body">
      <style:text-properties officeooo:rsid="00db711c" officeooo:paragraph-rsid="00dcf86e"/>
    </style:style>
    <style:style style:name="P17" style:family="paragraph" style:parent-style-name="Table_20_Contents">
      <style:paragraph-properties fo:text-align="center" style:justify-single-word="false"/>
      <style:text-properties officeooo:rsid="00dcf86e" officeooo:paragraph-rsid="00dcf86e"/>
    </style:style>
    <style:style style:name="P18" style:family="paragraph" style:parent-style-name="Heading_20_2">
      <style:text-properties officeooo:rsid="0049566f" officeooo:paragraph-rsid="00e73c17"/>
    </style:style>
    <style:style style:name="P19" style:family="paragraph" style:parent-style-name="Text_20_body">
      <style:text-properties officeooo:rsid="00e8b973" officeooo:paragraph-rsid="00e8b973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4a5a47" officeooo:paragraph-rsid="00e73c17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e73c17" officeooo:paragraph-rsid="00e73c17"/>
    </style:style>
    <style:style style:name="P22" style:family="paragraph" style:parent-style-name="Table_20_Contents">
      <style:paragraph-properties fo:text-align="start" style:justify-single-word="false"/>
      <style:text-properties officeooo:rsid="004a5a47" officeooo:paragraph-rsid="00e73c17"/>
    </style:style>
    <style:style style:name="P23" style:family="paragraph" style:parent-style-name="Table_20_Contents">
      <style:paragraph-properties fo:text-align="start" style:justify-single-word="false"/>
      <style:text-properties officeooo:rsid="00eb1bfa" officeooo:paragraph-rsid="00eb1bfa"/>
    </style:style>
    <style:style style:name="P24" style:family="paragraph" style:parent-style-name="Table_20_Contents">
      <style:paragraph-properties fo:text-align="start" style:justify-single-word="false"/>
      <style:text-properties officeooo:rsid="00c6419e" officeooo:paragraph-rsid="00e73c17"/>
    </style:style>
    <style:style style:name="P25" style:family="paragraph" style:parent-style-name="Standard">
      <style:text-properties officeooo:paragraph-rsid="00e73c17"/>
    </style:style>
    <style:style style:name="P26" style:family="paragraph" style:parent-style-name="Table_20_Contents">
      <style:paragraph-properties fo:text-align="center" style:justify-single-word="false"/>
      <style:text-properties officeooo:rsid="00e73c17" officeooo:paragraph-rsid="00e73c17"/>
    </style:style>
    <style:style style:name="P27" style:family="paragraph" style:parent-style-name="Text_20_body">
      <style:text-properties officeooo:rsid="0049566f" officeooo:paragraph-rsid="00e73c17"/>
    </style:style>
    <style:style style:name="P28" style:family="paragraph" style:parent-style-name="Heading_20_3">
      <style:paragraph-properties fo:break-before="page"/>
      <style:text-properties fo:font-weight="bold" officeooo:rsid="004a5a47" officeooo:paragraph-rsid="004a5a47" style:font-weight-asian="bold" style:font-weight-complex="bold"/>
    </style:style>
    <style:style style:name="P29" style:family="paragraph" style:parent-style-name="Text_20_body">
      <style:text-properties officeooo:paragraph-rsid="0031892d"/>
    </style:style>
    <style:style style:name="P30" style:family="paragraph" style:parent-style-name="Table_20_Contents">
      <style:text-properties fo:font-weight="bold" officeooo:rsid="004bd7c7" officeooo:paragraph-rsid="004bd7c7" style:font-weight-asian="bold" style:font-weight-complex="bold"/>
    </style:style>
    <style:style style:name="P31" style:family="paragraph" style:parent-style-name="Table_20_Contents">
      <style:text-properties officeooo:rsid="00c82472" officeooo:paragraph-rsid="00c82472"/>
    </style:style>
    <style:style style:name="P32" style:family="paragraph" style:parent-style-name="Table_20_Contents">
      <style:text-properties officeooo:rsid="004bd7c7" officeooo:paragraph-rsid="004bd7c7"/>
    </style:style>
    <style:style style:name="P33" style:family="paragraph" style:parent-style-name="Table_20_Contents">
      <style:text-properties officeooo:rsid="004d29be" officeooo:paragraph-rsid="004d29be"/>
    </style:style>
    <style:style style:name="P34" style:family="paragraph" style:parent-style-name="Table_20_Contents">
      <style:text-properties officeooo:rsid="00b8697c" officeooo:paragraph-rsid="00b8697c"/>
    </style:style>
    <style:style style:name="P35" style:family="paragraph" style:parent-style-name="Table_20_Contents">
      <style:text-properties officeooo:rsid="00ca5f38" officeooo:paragraph-rsid="00ca5f38"/>
    </style:style>
    <style:style style:name="P36" style:family="paragraph" style:parent-style-name="Table_20_Contents">
      <style:text-properties officeooo:rsid="007e8074" officeooo:paragraph-rsid="007e8074"/>
    </style:style>
    <style:style style:name="P37" style:family="paragraph" style:parent-style-name="Table_20_Contents">
      <style:text-properties officeooo:rsid="004dbc10" officeooo:paragraph-rsid="004dbc10"/>
    </style:style>
    <style:style style:name="P38" style:family="paragraph" style:parent-style-name="Heading_20_2" style:list-style-name="">
      <style:text-properties officeooo:rsid="005222d1" officeooo:paragraph-rsid="005222d1"/>
    </style:style>
    <style:style style:name="P39" style:family="paragraph" style:parent-style-name="Heading_20_2" style:list-style-name="">
      <style:paragraph-properties fo:break-before="page"/>
      <style:text-properties officeooo:rsid="005222d1" officeooo:paragraph-rsid="005222d1"/>
    </style:style>
    <style:style style:name="P40" style:family="paragraph" style:parent-style-name="Text_20_body">
      <style:text-properties officeooo:rsid="005222d1" officeooo:paragraph-rsid="005222d1"/>
    </style:style>
    <style:style style:name="P41" style:family="paragraph" style:parent-style-name="Table_20_Contents">
      <style:text-properties fo:font-weight="bold" officeooo:rsid="00585538" officeooo:paragraph-rsid="00585538" style:font-weight-asian="bold" style:font-weight-complex="bold"/>
    </style:style>
    <style:style style:name="P42" style:family="paragraph" style:parent-style-name="Table_20_Contents">
      <style:text-properties officeooo:rsid="00585538" officeooo:paragraph-rsid="00585538"/>
    </style:style>
    <style:style style:name="P43" style:family="paragraph" style:parent-style-name="Table_20_Contents">
      <style:text-properties officeooo:rsid="0059b128" officeooo:paragraph-rsid="0059b128"/>
    </style:style>
    <style:style style:name="P44" style:family="paragraph" style:parent-style-name="Text_20_body">
      <style:text-properties officeooo:paragraph-rsid="008ba1cc"/>
    </style:style>
    <style:style style:name="P45" style:family="paragraph" style:parent-style-name="Text_20_body">
      <style:text-properties officeooo:rsid="008ba1cc" officeooo:paragraph-rsid="008ba1cc"/>
    </style:style>
    <style:style style:name="P46" style:family="paragraph" style:parent-style-name="Heading_20_3">
      <style:text-properties officeooo:rsid="00ed759d" officeooo:paragraph-rsid="00ed759d"/>
    </style:style>
    <style:style style:name="P47" style:family="paragraph" style:parent-style-name="Text_20_body">
      <style:text-properties officeooo:rsid="00ed759d" officeooo:paragraph-rsid="00ed759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4a5a47" officeooo:paragraph-rsid="00f05714" style:font-weight-asian="bold" style:font-weight-complex="bold"/>
    </style:style>
    <style:style style:name="P49" style:family="paragraph" style:parent-style-name="Table_20_Contents">
      <style:text-properties fo:color="#7b3d00" loext:opacity="100%" fo:font-weight="bold" officeooo:rsid="008eb07d" officeooo:paragraph-rsid="008eb07d" style:font-weight-asian="bold" style:font-weight-complex="bold"/>
    </style:style>
    <style:style style:name="P50" style:family="paragraph" style:parent-style-name="Table_20_Contents">
      <style:text-properties officeooo:rsid="00db711c" officeooo:paragraph-rsid="00db711c"/>
    </style:style>
    <style:style style:name="P51" style:family="paragraph" style:parent-style-name="Table_20_Contents">
      <style:paragraph-properties fo:text-align="start" style:justify-single-word="false"/>
      <style:text-properties officeooo:rsid="004a5a47" officeooo:paragraph-rsid="00f05714"/>
    </style:style>
    <style:style style:name="P52" style:family="paragraph" style:parent-style-name="Table_20_Contents">
      <style:paragraph-properties fo:text-align="start" style:justify-single-word="false"/>
      <style:text-properties officeooo:rsid="00f0e2cf" officeooo:paragraph-rsid="00f3b110"/>
    </style:style>
    <style:style style:name="P53" style:family="paragraph" style:parent-style-name="Table_20_Contents">
      <style:text-properties officeooo:rsid="00f8b51d" officeooo:paragraph-rsid="00f8b51d"/>
    </style:style>
    <style:style style:name="P54" style:family="paragraph" style:parent-style-name="Table_20_Contents">
      <style:text-properties officeooo:rsid="00f8b51d" officeooo:paragraph-rsid="00fa295d"/>
    </style:style>
    <style:style style:name="P55" style:family="paragraph" style:parent-style-name="Table_20_Contents">
      <style:paragraph-properties fo:text-align="center" style:justify-single-word="false"/>
      <style:text-properties officeooo:rsid="00db711c" officeooo:paragraph-rsid="00db711c"/>
    </style:style>
    <style:style style:name="P56" style:family="paragraph" style:parent-style-name="Table_20_Contents">
      <style:paragraph-properties fo:text-align="center" style:justify-single-word="false"/>
      <style:text-properties officeooo:rsid="004a5a47" officeooo:paragraph-rsid="00f05714"/>
    </style:style>
    <style:style style:name="P57" style:family="paragraph" style:parent-style-name="Table_20_Contents">
      <style:paragraph-properties fo:text-align="center" style:justify-single-word="false"/>
      <style:text-properties officeooo:rsid="00f0e2cf" officeooo:paragraph-rsid="00f3b110"/>
    </style:style>
    <style:style style:name="P58" style:family="paragraph" style:parent-style-name="Table_20_Contents">
      <style:paragraph-properties fo:text-align="center" style:justify-single-word="false"/>
      <style:text-properties officeooo:rsid="00c6419e" officeooo:paragraph-rsid="00f05714"/>
    </style:style>
    <style:style style:name="P59" style:family="paragraph" style:parent-style-name="Table_20_Contents">
      <style:text-properties officeooo:rsid="00f57021" officeooo:paragraph-rsid="00f57021"/>
    </style:style>
    <style:style style:name="P60" style:family="paragraph" style:parent-style-name="Table_20_Contents">
      <style:paragraph-properties fo:text-align="start" style:justify-single-word="false"/>
      <style:text-properties officeooo:rsid="00f8b51d" officeooo:paragraph-rsid="00f8b51d"/>
    </style:style>
    <style:style style:name="P61" style:family="paragraph" style:parent-style-name="Table_20_Contents">
      <style:paragraph-properties fo:text-align="center" style:justify-single-word="false"/>
      <style:text-properties officeooo:rsid="00f8b51d" officeooo:paragraph-rsid="00f8b51d"/>
    </style:style>
    <style:style style:name="P62" style:family="paragraph" style:parent-style-name="Text_20_body">
      <style:paragraph-properties fo:margin-top="1.01mm" fo:margin-bottom="1.01mm" style:contextual-spacing="false"/>
      <style:text-properties officeooo:rsid="00db711c" officeooo:paragraph-rsid="00f05714"/>
    </style:style>
    <style:style style:name="P63" style:family="paragraph" style:parent-style-name="Table_20_Contents">
      <style:paragraph-properties fo:text-align="center" style:justify-single-word="false"/>
      <style:text-properties fo:color="#7b3d00" loext:opacity="100%" fo:font-weight="bold" officeooo:rsid="008eb07d" officeooo:paragraph-rsid="00f3b110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d942f9" officeooo:paragraph-rsid="00f05714"/>
    </style:style>
    <style:style style:name="P65" style:family="paragraph" style:parent-style-name="Table_20_Contents">
      <style:paragraph-properties fo:text-align="center" style:justify-single-word="false"/>
      <style:text-properties officeooo:rsid="00f0e2cf" officeooo:paragraph-rsid="00f0e2cf"/>
    </style:style>
    <style:style style:name="P66" style:family="paragraph" style:parent-style-name="Standard">
      <style:text-properties officeooo:rsid="00ed759d" officeooo:paragraph-rsid="00f05714"/>
    </style:style>
    <style:style style:name="P67" style:family="paragraph" style:parent-style-name="Heading_20_2" style:list-style-name="">
      <style:paragraph-properties fo:break-before="page"/>
      <style:text-properties officeooo:paragraph-rsid="005c2c4d"/>
    </style:style>
    <style:style style:name="P68" style:family="paragraph" style:parent-style-name="Text_20_body">
      <style:text-properties officeooo:paragraph-rsid="0041e7cc"/>
    </style:style>
    <style:style style:name="P69" style:family="paragraph" style:parent-style-name="Table_20_Contents">
      <style:text-properties fo:font-weight="bold" officeooo:rsid="00585538" officeooo:paragraph-rsid="005f5370" style:font-weight-asian="bold" style:font-weight-complex="bold"/>
    </style:style>
    <style:style style:name="P70" style:family="paragraph" style:parent-style-name="Table_20_Contents">
      <style:text-properties officeooo:rsid="00585538" officeooo:paragraph-rsid="005f5370"/>
    </style:style>
    <style:style style:name="P71" style:family="paragraph" style:parent-style-name="Table_20_Contents">
      <style:text-properties officeooo:rsid="0061a0cf" officeooo:paragraph-rsid="0061a0cf"/>
    </style:style>
    <style:style style:name="P72" style:family="paragraph" style:parent-style-name="Table_20_Contents">
      <style:text-properties officeooo:rsid="00637af6" officeooo:paragraph-rsid="00637af6"/>
    </style:style>
    <style:style style:name="P73" style:family="paragraph" style:parent-style-name="Table_20_Contents">
      <style:text-properties officeooo:rsid="00650216" officeooo:paragraph-rsid="00650216"/>
    </style:style>
    <style:style style:name="P74" style:family="paragraph" style:parent-style-name="Text_20_body">
      <style:text-properties officeooo:rsid="00db711c" officeooo:paragraph-rsid="00db711c"/>
    </style:style>
    <style:style style:name="P75" style:family="paragraph" style:parent-style-name="Table_20_Contents">
      <style:paragraph-properties fo:text-align="center" style:justify-single-word="false"/>
      <style:text-properties officeooo:rsid="00d942f9" officeooo:paragraph-rsid="00d942f9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Text_20_body">
      <style:text-properties officeooo:paragraph-rsid="008eb07d"/>
    </style:style>
    <style:style style:name="P78" style:family="paragraph" style:parent-style-name="Text_20_body">
      <style:text-properties officeooo:paragraph-rsid="00920d69"/>
    </style:style>
    <style:style style:name="P79" style:family="paragraph" style:parent-style-name="Table_20_Contents">
      <style:text-properties fo:font-weight="bold" officeooo:rsid="00935af1" officeooo:paragraph-rsid="00935af1" style:font-weight-asian="bold" style:font-weight-complex="bold"/>
    </style:style>
    <style:style style:name="P80" style:family="paragraph" style:parent-style-name="Table_20_Contents">
      <style:text-properties officeooo:rsid="00935af1" officeooo:paragraph-rsid="00935af1"/>
    </style:style>
    <style:style style:name="P81" style:family="paragraph" style:parent-style-name="Table_20_Contents">
      <style:text-properties officeooo:rsid="00966b63" officeooo:paragraph-rsid="00966b63"/>
    </style:style>
    <style:style style:name="P82" style:family="paragraph" style:parent-style-name="Table_20_Contents">
      <style:text-properties fo:font-size="8pt" officeooo:rsid="00966b63" officeooo:paragraph-rsid="00966b63"/>
    </style:style>
    <style:style style:name="P83" style:family="paragraph" style:parent-style-name="Table_20_Contents">
      <style:text-properties officeooo:rsid="009b4deb" officeooo:paragraph-rsid="009b4deb"/>
    </style:style>
    <style:style style:name="P84" style:family="paragraph" style:parent-style-name="Table_20_Contents">
      <style:text-properties officeooo:rsid="009ee40f" officeooo:paragraph-rsid="009ee40f"/>
    </style:style>
    <style:style style:name="P85" style:family="paragraph" style:parent-style-name="Table_20_Contents">
      <style:text-properties officeooo:rsid="00984726" officeooo:paragraph-rsid="00984726"/>
    </style:style>
    <style:style style:name="P86" style:family="paragraph" style:parent-style-name="Table_20_Contents">
      <style:text-properties officeooo:rsid="009b4deb" officeooo:paragraph-rsid="00b5d161"/>
    </style:style>
    <style:style style:name="P87" style:family="paragraph" style:parent-style-name="Table_20_Contents">
      <style:text-properties fo:color="#333333" loext:opacity="100%" fo:font-style="italic" officeooo:rsid="00935af1" officeooo:paragraph-rsid="00935af1" style:font-style-asian="italic" style:font-style-complex="italic"/>
    </style:style>
    <style:style style:name="P88" style:family="paragraph" style:parent-style-name="Table_20_Contents">
      <style:text-properties fo:color="#333333" loext:opacity="100%" fo:font-style="italic" officeooo:rsid="00a25953" officeooo:paragraph-rsid="00a25953" style:font-style-asian="italic" style:font-style-complex="italic"/>
    </style:style>
    <style:style style:name="P89" style:family="paragraph" style:parent-style-name="Table_20_Contents">
      <style:text-properties style:use-window-font-color="true" loext:opacity="0%" fo:font-style="normal" officeooo:rsid="00aac382" officeooo:paragraph-rsid="00aac382" style:font-style-asian="normal" style:font-style-complex="normal"/>
    </style:style>
    <style:style style:name="P90" style:family="paragraph" style:parent-style-name="Table_20_Contents">
      <style:text-properties style:use-window-font-color="true" loext:opacity="0%" fo:font-style="normal" officeooo:rsid="00aac382" officeooo:paragraph-rsid="00b29347" style:font-style-asian="normal" style:font-style-complex="normal"/>
    </style:style>
    <style:style style:name="P91" style:family="paragraph" style:parent-style-name="Table_20_Contents">
      <style:text-properties style:use-window-font-color="true" loext:opacity="0%" fo:font-style="normal" officeooo:rsid="00a443da" officeooo:paragraph-rsid="00a443da" style:font-style-asian="normal" style:font-style-complex="normal"/>
    </style:style>
    <style:style style:name="P92" style:family="paragraph" style:parent-style-name="Table_20_Contents">
      <style:text-properties style:use-window-font-color="true" loext:opacity="0%" fo:font-style="normal" officeooo:rsid="00935af1" officeooo:paragraph-rsid="00935af1" style:font-style-asian="normal" style:font-style-complex="normal"/>
    </style:style>
    <style:style style:name="P93" style:family="paragraph" style:parent-style-name="Table_20_Contents">
      <style:text-properties style:use-window-font-color="true" loext:opacity="0%" fo:font-style="normal" fo:font-weight="normal" officeooo:rsid="00a443da" officeooo:paragraph-rsid="00a443da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style:use-window-font-color="true" loext:opacity="0%" fo:font-size="8pt" fo:font-style="normal" fo:font-weight="normal" officeooo:rsid="00b59f03" officeooo:paragraph-rsid="00b59f03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Contents">
      <style:text-properties style:use-window-font-color="true" loext:opacity="0%" fo:font-style="normal" fo:font-weight="normal" officeooo:rsid="00d05b43" officeooo:paragraph-rsid="00d05b43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officeooo:rsid="00d05b43" officeooo:paragraph-rsid="00d05b43"/>
    </style:style>
    <style:style style:name="P97" style:family="paragraph" style:parent-style-name="Table_20_Contents">
      <style:text-properties style:use-window-font-color="true" loext:opacity="0%" fo:font-style="normal" fo:font-weight="normal" officeooo:rsid="00935af1" officeooo:paragraph-rsid="00935af1" style:font-style-asian="normal" style:font-weight-asian="normal" style:font-style-complex="normal" style:font-weight-complex="normal"/>
    </style:style>
    <style:style style:name="P98" style:family="paragraph" style:parent-style-name="Heading_20_2" style:list-style-name="">
      <style:text-properties officeooo:rsid="00651546" officeooo:paragraph-rsid="00651546"/>
    </style:style>
    <style:style style:name="P99" style:family="paragraph" style:parent-style-name="Heading_20_2" style:list-style-name="">
      <style:paragraph-properties fo:break-before="page"/>
      <style:text-properties officeooo:rsid="00651546" officeooo:paragraph-rsid="00651546"/>
    </style:style>
    <style:style style:name="P100" style:family="paragraph" style:parent-style-name="Text_20_body">
      <style:text-properties officeooo:rsid="00651546" officeooo:paragraph-rsid="00651546"/>
    </style:style>
    <style:style style:name="P101" style:family="paragraph" style:parent-style-name="Table_20_Contents">
      <style:text-properties fo:font-weight="bold" officeooo:rsid="00585538" officeooo:paragraph-rsid="00658211" style:font-weight-asian="bold" style:font-weight-complex="bold"/>
    </style:style>
    <style:style style:name="P102" style:family="paragraph" style:parent-style-name="Table_20_Contents">
      <style:text-properties officeooo:rsid="00585538" officeooo:paragraph-rsid="00658211"/>
    </style:style>
    <style:style style:name="P103" style:family="paragraph" style:parent-style-name="Table_20_Contents">
      <style:text-properties officeooo:rsid="0061a0cf" officeooo:paragraph-rsid="00658211"/>
    </style:style>
    <style:style style:name="P104" style:family="paragraph" style:parent-style-name="Table_20_Contents">
      <style:text-properties officeooo:rsid="0061a0cf" officeooo:paragraph-rsid="006cf75b"/>
    </style:style>
    <style:style style:name="P105" style:family="paragraph" style:parent-style-name="Table_20_Contents">
      <style:text-properties officeooo:rsid="00637af6" officeooo:paragraph-rsid="00658211"/>
    </style:style>
    <style:style style:name="P106" style:family="paragraph" style:parent-style-name="Table_20_Contents">
      <style:text-properties officeooo:rsid="00650216" officeooo:paragraph-rsid="00658211"/>
    </style:style>
    <style:style style:name="P107" style:family="paragraph" style:parent-style-name="Table_20_Contents">
      <style:text-properties officeooo:rsid="00650216" officeooo:paragraph-rsid="006cf75b"/>
    </style:style>
    <style:style style:name="P108" style:family="paragraph" style:parent-style-name="Table_20_Contents">
      <style:text-properties officeooo:rsid="00658211" officeooo:paragraph-rsid="00658211"/>
    </style:style>
    <style:style style:name="P109" style:family="paragraph" style:parent-style-name="Table_20_Contents">
      <style:text-properties fo:font-style="normal" officeooo:rsid="006cf75b" officeooo:paragraph-rsid="006cf75b" style:font-style-asian="normal" style:font-style-complex="normal"/>
    </style:style>
    <style:style style:name="P110" style:family="paragraph" style:parent-style-name="Table_20_Contents">
      <style:text-properties officeooo:rsid="006fcd83" officeooo:paragraph-rsid="006fcd83"/>
    </style:style>
    <style:style style:name="P111" style:family="paragraph" style:parent-style-name="Table_20_Contents">
      <style:text-properties fo:font-style="normal" officeooo:rsid="006fcd83" officeooo:paragraph-rsid="006fcd83" style:font-style-asian="normal" style:font-style-complex="normal"/>
    </style:style>
    <style:style style:name="P112" style:family="paragraph" style:parent-style-name="Text_20_body">
      <style:text-properties officeooo:paragraph-rsid="00e54173"/>
    </style:style>
    <style:style style:name="P113" style:family="paragraph" style:parent-style-name="Table_20_Contents">
      <style:paragraph-properties fo:text-align="center" style:justify-single-word="false"/>
      <style:text-properties officeooo:rsid="00e54173" officeooo:paragraph-rsid="00e54173"/>
    </style:style>
    <style:style style:name="P114" style:family="paragraph" style:parent-style-name="Heading_20_2">
      <style:paragraph-properties fo:break-before="page"/>
      <style:text-properties officeooo:paragraph-rsid="00e002ae"/>
    </style:style>
    <style:style style:name="P115" style:family="paragraph" style:parent-style-name="Text_20_body">
      <style:text-properties officeooo:rsid="00bb0124" officeooo:paragraph-rsid="00bb0124"/>
    </style:style>
    <style:style style:name="P116" style:family="paragraph" style:parent-style-name="Text_20_body">
      <style:text-properties officeooo:rsid="00bb0124" officeooo:paragraph-rsid="00bc2665"/>
    </style:style>
    <style:style style:name="P117" style:family="paragraph" style:parent-style-name="Text_20_body">
      <style:text-properties officeooo:rsid="00bc2665" officeooo:paragraph-rsid="00bc2665"/>
    </style:style>
    <style:style style:name="P118" style:family="paragraph" style:parent-style-name="Heading_20_2" style:list-style-name="">
      <style:paragraph-properties fo:break-before="page"/>
      <style:text-properties officeooo:rsid="00651546" officeooo:paragraph-rsid="0073b40c"/>
    </style:style>
    <style:style style:name="P119" style:family="paragraph" style:parent-style-name="Text_20_body">
      <style:text-properties officeooo:rsid="00651546" officeooo:paragraph-rsid="0073b40c"/>
    </style:style>
    <style:style style:name="P120" style:family="paragraph" style:parent-style-name="Table_20_Contents">
      <style:text-properties officeooo:rsid="0075f9c3" officeooo:paragraph-rsid="0075f9c3"/>
    </style:style>
    <style:style style:name="P121" style:family="paragraph" style:parent-style-name="Table_20_Contents">
      <style:text-properties style:text-position="0% 100%" officeooo:rsid="00650216" officeooo:paragraph-rsid="00658211"/>
    </style:style>
    <style:style style:name="P122" style:family="paragraph" style:parent-style-name="Table_20_Contents">
      <style:text-properties officeooo:rsid="00d24a83" officeooo:paragraph-rsid="00d24a83"/>
    </style:style>
    <style:style style:name="P123" style:family="paragraph" style:parent-style-name="Table_20_Contents">
      <style:text-properties style:text-position="0% 100%" officeooo:rsid="00d24a83" officeooo:paragraph-rsid="00d24a83"/>
    </style:style>
    <style:style style:name="P124" style:family="paragraph" style:parent-style-name="Table_20_Contents">
      <style:text-properties officeooo:rsid="007acdb6" officeooo:paragraph-rsid="007acdb6"/>
    </style:style>
    <style:style style:name="P125" style:family="paragraph" style:parent-style-name="Table_20_Contents">
      <style:text-properties officeooo:rsid="00bde5ed" officeooo:paragraph-rsid="00bde5ed"/>
    </style:style>
    <style:style style:name="P126" style:family="paragraph" style:parent-style-name="Table_20_Contents">
      <style:text-properties officeooo:rsid="00bf6db6" officeooo:paragraph-rsid="00bf6db6"/>
    </style:style>
    <style:style style:name="P127" style:family="paragraph" style:parent-style-name="Table_20_Contents">
      <style:text-properties officeooo:rsid="00bf6db6" officeooo:paragraph-rsid="00d25cff"/>
    </style:style>
    <style:style style:name="P128" style:family="paragraph" style:parent-style-name="Table_20_Contents">
      <style:text-properties officeooo:rsid="004d29be" officeooo:paragraph-rsid="00d25cff"/>
    </style:style>
    <style:style style:name="P129" style:family="paragraph" style:parent-style-name="Heading_20_2">
      <style:paragraph-properties fo:break-before="page"/>
      <style:text-properties officeooo:rsid="00a599fd" officeooo:paragraph-rsid="00a599fd"/>
    </style:style>
    <style:style style:name="P130" style:family="paragraph" style:parent-style-name="Heading_20_3">
      <style:text-properties officeooo:rsid="003d8918" officeooo:paragraph-rsid="003d8918"/>
    </style:style>
    <style:style style:name="P131" style:family="paragraph" style:parent-style-name="Text_20_body">
      <style:text-properties officeooo:rsid="003d8918" officeooo:paragraph-rsid="003b9cf0"/>
    </style:style>
    <style:style style:name="T1" style:family="text">
      <style:text-properties officeooo:rsid="00b8dcd7"/>
    </style:style>
    <style:style style:name="T2" style:family="text">
      <style:text-properties officeooo:rsid="00b92ff7"/>
    </style:style>
    <style:style style:name="T3" style:family="text">
      <style:text-properties officeooo:rsid="00e42e70"/>
    </style:style>
    <style:style style:name="T4" style:family="text">
      <style:text-properties officeooo:rsid="00c6419e"/>
    </style:style>
    <style:style style:name="T5" style:family="text">
      <style:text-properties officeooo:rsid="00ece0ac"/>
    </style:style>
    <style:style style:name="T6" style:family="text">
      <style:text-properties officeooo:rsid="00ba0695"/>
    </style:style>
    <style:style style:name="T7" style:family="text">
      <style:text-properties officeooo:rsid="00dc8b3d"/>
    </style:style>
    <style:style style:name="T8" style:family="text">
      <style:text-properties officeooo:rsid="00e73c17"/>
    </style:style>
    <style:style style:name="T9" style:family="text">
      <style:text-properties officeooo:rsid="0031892d"/>
    </style:style>
    <style:style style:name="T10" style:family="text">
      <style:text-properties fo:font-weight="normal" officeooo:rsid="004a5a47" style:font-weight-asian="normal" style:font-weight-complex="normal"/>
    </style:style>
    <style:style style:name="T11" style:family="text">
      <style:text-properties officeooo:rsid="00c86e78"/>
    </style:style>
    <style:style style:name="T12" style:family="text">
      <style:text-properties officeooo:rsid="005cb77a"/>
    </style:style>
    <style:style style:name="T13" style:family="text">
      <style:text-properties officeooo:rsid="00c82472"/>
    </style:style>
    <style:style style:name="T14" style:family="text">
      <style:text-properties officeooo:rsid="007e8074"/>
    </style:style>
    <style:style style:name="T15" style:family="text">
      <style:text-properties officeooo:rsid="00b8697c"/>
    </style:style>
    <style:style style:name="T16" style:family="text">
      <style:text-properties officeooo:rsid="00cd0526"/>
    </style:style>
    <style:style style:name="T17" style:family="text">
      <style:text-properties officeooo:rsid="00ca5f38"/>
    </style:style>
    <style:style style:name="T18" style:family="text">
      <style:text-properties officeooo:rsid="00df0dba"/>
    </style:style>
    <style:style style:name="T19" style:family="text">
      <style:text-properties officeooo:rsid="00b6fcb9"/>
    </style:style>
    <style:style style:name="T20" style:family="text">
      <style:text-properties officeooo:rsid="00730a3f"/>
    </style:style>
    <style:style style:name="T21" style:family="text">
      <style:text-properties officeooo:rsid="00cde7ad"/>
    </style:style>
    <style:style style:name="T22" style:family="text">
      <style:text-properties officeooo:rsid="005821ce"/>
    </style:style>
    <style:style style:name="T23" style:family="text">
      <style:text-properties officeooo:rsid="0053d1aa"/>
    </style:style>
    <style:style style:name="T24" style:family="text">
      <style:text-properties officeooo:rsid="00f16a80"/>
    </style:style>
    <style:style style:name="T25" style:family="text">
      <style:text-properties style:text-position="super 58%"/>
    </style:style>
    <style:style style:name="T26" style:family="text">
      <style:text-properties style:text-position="0% 100%"/>
    </style:style>
    <style:style style:name="T27" style:family="text">
      <style:text-properties officeooo:rsid="00690db7"/>
    </style:style>
    <style:style style:name="T28" style:family="text">
      <style:text-properties fo:color="#7b3d00" loext:opacity="100%" fo:font-weight="bold" officeooo:rsid="00690db7" style:font-weight-asian="bold" style:font-weight-complex="bold"/>
    </style:style>
    <style:style style:name="T29" style:family="text">
      <style:text-properties officeooo:rsid="006a3072"/>
    </style:style>
    <style:style style:name="T30" style:family="text">
      <style:text-properties officeooo:rsid="008968d6"/>
    </style:style>
    <style:style style:name="T31" style:family="text">
      <style:text-properties officeooo:rsid="008ba1cc"/>
    </style:style>
    <style:style style:name="T32" style:family="text">
      <style:text-properties officeooo:rsid="008c7773"/>
    </style:style>
    <style:style style:name="T33" style:family="text">
      <style:text-properties officeooo:rsid="00edaff8"/>
    </style:style>
    <style:style style:name="T34" style:family="text">
      <style:text-properties officeooo:rsid="00eeada1"/>
    </style:style>
    <style:style style:name="T35" style:family="text">
      <style:text-properties officeooo:rsid="00f1fc73"/>
    </style:style>
    <style:style style:name="T36" style:family="text">
      <style:text-properties officeooo:rsid="00f57021"/>
    </style:style>
    <style:style style:name="T37" style:family="text">
      <style:text-properties officeooo:rsid="00f3b110"/>
    </style:style>
    <style:style style:name="T38" style:family="text">
      <style:text-properties officeooo:rsid="00fa295d"/>
    </style:style>
    <style:style style:name="T39" style:family="text">
      <style:text-properties officeooo:rsid="00f76687"/>
    </style:style>
    <style:style style:name="T40" style:family="text">
      <style:text-properties officeooo:rsid="005c2c4d"/>
    </style:style>
    <style:style style:name="T41" style:family="text">
      <style:text-properties officeooo:rsid="005222d1"/>
    </style:style>
    <style:style style:name="T42" style:family="text">
      <style:text-properties officeooo:rsid="00651546"/>
    </style:style>
    <style:style style:name="T43" style:family="text">
      <style:text-properties officeooo:rsid="005f356f"/>
    </style:style>
    <style:style style:name="T44" style:family="text">
      <style:text-properties fo:font-style="italic" officeooo:rsid="00650216" style:font-style-asian="italic" style:font-style-complex="italic"/>
    </style:style>
    <style:style style:name="T45" style:family="text">
      <style:text-properties officeooo:rsid="00da5fa1"/>
    </style:style>
    <style:style style:name="T46" style:family="text">
      <style:text-properties style:text-position="0% 100%" officeooo:rsid="00651546"/>
    </style:style>
    <style:style style:name="T47" style:family="text">
      <style:text-properties style:text-position="0% 100%" officeooo:rsid="00650216"/>
    </style:style>
    <style:style style:name="T48" style:family="text">
      <style:text-properties officeooo:rsid="00674ed9"/>
    </style:style>
    <style:style style:name="T49" style:family="text">
      <style:text-properties officeooo:rsid="00650216"/>
    </style:style>
    <style:style style:name="T50" style:family="text">
      <style:text-properties officeooo:rsid="008eb07d"/>
    </style:style>
    <style:style style:name="T51" style:family="text">
      <style:text-properties officeooo:rsid="0070c77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officeooo:rsid="0070c779" style:font-style-asian="normal" style:font-style-complex="normal"/>
    </style:style>
    <style:style style:name="T54" style:family="text">
      <style:text-properties officeooo:rsid="0090448a"/>
    </style:style>
    <style:style style:name="T55" style:family="text">
      <style:text-properties officeooo:rsid="00920d69"/>
    </style:style>
    <style:style style:name="T56" style:family="text">
      <style:text-properties officeooo:rsid="00925906"/>
    </style:style>
    <style:style style:name="T57" style:family="text">
      <style:text-properties officeooo:rsid="009b4deb"/>
    </style:style>
    <style:style style:name="T58" style:family="text">
      <style:text-properties officeooo:rsid="00abf16a"/>
    </style:style>
    <style:style style:name="T59" style:family="text">
      <style:text-properties officeooo:rsid="00a32d72"/>
    </style:style>
    <style:style style:name="T60" style:family="text">
      <style:text-properties officeooo:rsid="00abf58d"/>
    </style:style>
    <style:style style:name="T61" style:family="text">
      <style:text-properties officeooo:rsid="00d24a83"/>
    </style:style>
    <style:style style:name="T62" style:family="text">
      <style:text-properties officeooo:rsid="00d0814a"/>
    </style:style>
    <style:style style:name="T63" style:family="text">
      <style:text-properties fo:font-size="8pt" officeooo:rsid="00ac1f29" style:font-size-asian="8pt" style:font-size-complex="8pt"/>
    </style:style>
    <style:style style:name="T64" style:family="text">
      <style:text-properties officeooo:rsid="00b29347"/>
    </style:style>
    <style:style style:name="T65" style:family="text">
      <style:text-properties officeooo:rsid="00b39413"/>
    </style:style>
    <style:style style:name="T66" style:family="text">
      <style:text-properties fo:font-size="8pt" officeooo:rsid="00b39413" style:font-size-asian="8pt" style:font-size-complex="8pt"/>
    </style:style>
    <style:style style:name="T67" style:family="text">
      <style:text-properties fo:font-size="8pt" officeooo:rsid="00afb9ea" style:font-size-asian="8pt" style:font-size-complex="8pt"/>
    </style:style>
    <style:style style:name="T68" style:family="text">
      <style:text-properties fo:font-size="8pt" officeooo:rsid="00b11c7a" style:font-size-asian="8pt" style:font-size-complex="8pt"/>
    </style:style>
    <style:style style:name="T69" style:family="text">
      <style:text-properties officeooo:rsid="00aac382"/>
    </style:style>
    <style:style style:name="T70" style:family="text">
      <style:text-properties officeooo:rsid="00b43dd6"/>
    </style:style>
    <style:style style:name="T71" style:family="text">
      <style:text-properties officeooo:rsid="005f5370"/>
    </style:style>
    <style:style style:name="T72" style:family="text">
      <style:text-properties style:text-position="0% 100%" officeooo:rsid="006cf75b"/>
    </style:style>
    <style:style style:name="T73" style:family="text">
      <style:text-properties officeooo:rsid="00e1f078"/>
    </style:style>
    <style:style style:name="T74" style:family="text">
      <style:text-properties fo:font-size="8pt" officeooo:rsid="006e9165"/>
    </style:style>
    <style:style style:name="T75" style:family="text">
      <style:text-properties officeooo:rsid="00db711c"/>
    </style:style>
    <style:style style:name="T76" style:family="text">
      <style:text-properties officeooo:rsid="00756b46"/>
    </style:style>
    <style:style style:name="T77" style:family="text">
      <style:text-properties officeooo:rsid="0073b40c"/>
    </style:style>
    <style:style style:name="T78" style:family="text">
      <style:text-properties officeooo:rsid="00885705"/>
    </style:style>
    <style:style style:name="T79" style:family="text">
      <style:text-properties officeooo:rsid="0075f9c3"/>
    </style:style>
    <style:style style:name="T80" style:family="text">
      <style:text-properties officeooo:rsid="00d3267b"/>
    </style:style>
    <style:style style:name="T81" style:family="text">
      <style:text-properties officeooo:rsid="007acdb6"/>
    </style:style>
    <style:style style:name="T82" style:family="text">
      <style:text-properties officeooo:rsid="00c0b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2.12mm" svg:stroke-color="#ffb60c" draw:marker-start-width="6.7mm" draw:marker-end-width="6.7mm" draw:fill-color="#ffb60c" draw:textarea-horizontal-align="center" draw:textarea-vertical-align="middle" fo:padding-top="1.06mm" fo:padding-bottom="1.06mm" fo:padding-left="1.06mm" fo:padding-right="1.06mm" loext:decorative="false" fo:margin-left="0mm" fo:margin-right="4.99m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2.12mm" svg:stroke-color="#ffb60c" draw:marker-start-width="6.7mm" draw:marker-end-width="6.7mm" draw:fill-color="#ffb60c" draw:textarea-horizontal-align="justify" draw:textarea-vertical-align="middle" draw:auto-grow-height="false" fo:min-height="294.66mm" fo:min-width="0.97mm" fo:padding-top="1.06mm" fo:padding-bottom="1.06mm" fo:padding-left="1.06mm" fo:padding-right="1.06m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polygon text:anchor-type="paragraph" draw:z-index="15" draw:name="Polygon 5 corners 1" draw:style-name="gr1" draw:text-style-name="P1" svg:width="45.91mm" svg:height="296.96mm" draw:transform="rotate (-3.14159265358979) translate (25.9109978245611mm 276.979540011999mm)" svg:viewBox="0 0 4592 29697" draw:points="2178,29688 4592,29688 4592,0 0,0 2185,29697"><text:p/></draw:polygon>URPEKARI PROIEKTUA<text:line-break/><text:span text:style-name="T1">&amp; GALERNA UAS</text:span></text:h>
      <text:p text:style-name="P2"/>
      <text:h text:style-name="P3" text:outline-level="1">TAP – Tiny Address Protocol</text:h>
      <text:p text:style-name="P4"><text:span text:style-name="T2">Started: </text:span>2025/07</text:p>
      <text:p text:style-name="P5"><text:span text:style-name="T3">Last r</text:span>evised: 202<text:span text:style-name="T4">6/0</text:span><text:span text:style-name="T5">4</text:span><text:line-break/><text:span text:style-name="T6">Allowing for </text:span><text:span text:style-name="T4">reactive</text:span><text:span text:style-name="T6"> channel hopping<text:line-break/></text:span><text:span text:style-name="T4">Link-Layer agnosticity</text:span></text:p>
      <text:p text:style-name="P6"/>
      <text:h text:style-name="P7" text:outline-level="2"><draw:custom-shape text:anchor-type="char" draw:z-index="0" draw:name="Shape 2" draw:style-name="gr2" draw:text-style-name="P8" svg:width="3.09mm" svg:height="296.78mm" svg:x="-18.93mm" svg:y="-19.79mm"><text:p/><draw:enhanced-geometry svg:viewBox="0 0 21600 21600" draw:type="rectangle" draw:enhanced-path="M 0 0 L 21600 0 21600 21600 0 21600 0 0 Z N"/></draw:custom-shape>Address Head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tart Byte</text:p>
          </table:table-cell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Field name</text:p>
          </table:table-cell>
          <table:table-cell table:style-name="Table1.D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uint<text:span text:style-name="T4">16</text:span>_t</text:p>
          </table:table-cell>
          <table:table-cell table:style-name="Table1.A2" office:value-type="string">
            <text:p text:style-name="P11">SOF_WORD</text:p>
          </table:table-cell>
          <table:table-cell table:style-name="Table1.D2" office:value-type="string">
            <text:p text:style-name="P11">Start of Frame indicator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uint8_t</text:p>
          </table:table-cell>
          <table:table-cell table:style-name="Table1.A2" office:value-type="string">
            <text:p text:style-name="P10">TARGET_ID</text:p>
          </table:table-cell>
          <table:table-cell table:style-name="Table1.D2" office:value-type="string">
            <text:p text:style-name="P10">Identifier for the receiving device.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uint8_t</text:p>
          </table:table-cell>
          <table:table-cell table:style-name="Table1.A2" office:value-type="string">
            <text:p text:style-name="P10">SOURCE_ID</text:p>
          </table:table-cell>
          <table:table-cell table:style-name="Table1.D2" office:value-type="string">
            <text:p text:style-name="P10">Identifier for the transmitting device.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0">uint8_t</text:p>
          </table:table-cell>
          <table:table-cell table:style-name="Table1.A2" office:value-type="string">
            <text:p text:style-name="P13">MESSAGE_LENGTH</text:p>
          </table:table-cell>
          <table:table-cell table:style-name="Table1.D2" office:value-type="string">
            <text:p text:style-name="P13">Payload length in bytes.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5">uint8_t</text:p>
          </table:table-cell>
          <table:table-cell table:style-name="Table1.A2" office:value-type="string">
            <text:p text:style-name="P14">MESSAGE_TYPE</text:p>
          </table:table-cell>
          <table:table-cell table:style-name="Table1.D2" office:value-type="string">
            <text:p text:style-name="P14">Message type indicator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1">uint16_t</text:p>
          </table:table-cell>
          <table:table-cell table:style-name="Table1.A2" office:value-type="string">
            <text:p text:style-name="P11">COBS</text:p>
          </table:table-cell>
          <table:table-cell table:style-name="Table1.D2" office:value-type="string">
            <text:p text:style-name="P13"/>
          </table:table-cell>
        </table:table-row>
      </table:table>
      <text:p text:style-name="P16"/>
      <text:p text:style-name="P16">In 32 bit <text:span text:style-name="T7">row format</text:span>: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table:number-columns-spanned="2" office:value-type="string">
            <text:p text:style-name="P17">SOF_WORD</text:p>
          </table:table-cell>
          <table:covered-table-cell/>
          <table:table-cell table:style-name="Table9.A1" office:value-type="string">
            <text:p text:style-name="P17">TARGET_ID</text:p>
          </table:table-cell>
          <table:table-cell table:style-name="Table9.D1" office:value-type="string">
            <text:p text:style-name="P17">SOURCE_ID</text:p>
          </table:table-cell>
        </table:table-row>
        <table:table-row>
          <table:table-cell table:style-name="Table9.A2" office:value-type="string">
            <text:p text:style-name="P17">MESSAGE_LENGTH</text:p>
          </table:table-cell>
          <table:table-cell table:style-name="Table9.A2" office:value-type="string">
            <text:p text:style-name="P17">MESSAGE_TYPE</text:p>
          </table:table-cell>
          <table:table-cell table:style-name="Table9.C2" table:number-columns-spanned="2" office:value-type="string">
            <text:p text:style-name="P17">COBS</text:p>
          </table:table-cell>
          <table:covered-table-cell/>
        </table:table-row>
      </table:table>
      <text:h text:style-name="P18" text:outline-level="2"><draw:custom-shape text:anchor-type="char" draw:z-index="12" draw:name="Shape 1" draw:style-name="gr2" draw:text-style-name="P8" svg:width="3.09mm" svg:height="296.78mm" svg:x="-18.93mm" svg:y="-19.79mm"><text:p/><draw:enhanced-geometry svg:viewBox="0 0 21600 21600" draw:type="rectangle" draw:enhanced-path="M 0 0 L 21600 0 21600 21600 0 21600 0 0 Z N"/></draw:custom-shape><text:span text:style-name="T8">Message trailer</text:span></text:h>
      <text:p text:style-name="P19">We calculate the CRC of the header and the payload, but not the trailer.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0">Start Byte</text:p>
          </table:table-cell>
          <table:table-cell table:style-name="Table12.A1" office:value-type="string">
            <text:p text:style-name="P20">Type</text:p>
          </table:table-cell>
          <table:table-cell table:style-name="Table12.A1" office:value-type="string">
            <text:p text:style-name="P20">Field name</text:p>
          </table:table-cell>
          <table:table-cell table:style-name="Table12.D1" office:value-type="string">
            <text:p text:style-name="P20">Description</text:p>
          </table:table-cell>
        </table:table-row>
        <table:table-row>
          <table:table-cell table:style-name="Table12.A2" office:value-type="string">
            <text:p text:style-name="P21">m_len</text:p>
          </table:table-cell>
          <table:table-cell table:style-name="Table12.A2" office:value-type="string">
            <text:p text:style-name="P22">uint<text:span text:style-name="T4">16</text:span>_t</text:p>
          </table:table-cell>
          <table:table-cell table:style-name="Table12.A2" office:value-type="string">
            <text:p text:style-name="P21">CRC_16</text:p>
          </table:table-cell>
          <table:table-cell table:style-name="Table12.D2" office:value-type="string">
            <text:p text:style-name="P23">Cyclic Redundancy Check</text:p>
          </table:table-cell>
        </table:table-row>
        <table:table-row>
          <table:table-cell table:style-name="Table12.A2" office:value-type="string">
            <text:p text:style-name="P21">m_len + 2</text:p>
          </table:table-cell>
          <table:table-cell table:style-name="Table12.A2" office:value-type="string">
            <text:p text:style-name="P22">uint<text:span text:style-name="T8">16</text:span>_t</text:p>
          </table:table-cell>
          <table:table-cell table:style-name="Table12.A2" office:value-type="string">
            <text:p text:style-name="P21">SOF_WORD</text:p>
          </table:table-cell>
          <table:table-cell table:style-name="Table12.D2" office:value-type="string">
            <text:p text:style-name="P24"><text:span text:style-name="T8">End</text:span> of Frame indicator</text:p>
          </table:table-cell>
        </table:table-row>
      </table:table>
      <text:p text:style-name="P25"/>
      <text:p text:style-name="Text_20_body">In 32 bit row format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CRC_16</text:p>
          </table:table-cell>
          <table:table-cell table:style-name="Table11.B1" office:value-type="string">
            <text:p text:style-name="P26">SOF_WORD</text:p>
          </table:table-cell>
        </table:table-row>
      </table:table>
      <text:p text:style-name="P27"/>
      <text:h text:style-name="P28" text:outline-level="3">Message types</text:h>
      <text:p text:style-name="P29"><text:span text:style-name="T9"><text:tab/></text:span><text:span text:style-name="T10">A number of message types have been reserved and used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Value/Range</text:p>
          </table:table-cell>
          <table:table-cell table:style-name="Table2.A1" office:value-type="string">
            <text:p text:style-name="P30">Name</text:p>
          </table:table-cell>
          <table:table-cell table:style-name="Table2.C1" office:value-type="string">
            <text:p text:style-name="P30">Description</text:p>
          </table:table-cell>
        </table:table-row>
        <table:table-row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ACK/<text:span text:style-name="T11">NACK</text:span></text:p>
          </table:table-cell>
          <table:table-cell table:style-name="Table2.C2" office:value-type="string">
            <text:p text:style-name="P31">Positive or negative acknowledgement.</text:p>
          </table:table-cell>
        </table:table-row>
        <table:table-row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2">DIRECT_COMMAND</text:p>
          </table:table-cell>
          <table:table-cell table:style-name="Table2.C2" office:value-type="string">
            <text:p text:style-name="P33">Traditional, direct RC control data.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INDIRECT_COMMAND</text:p>
          </table:table-cell>
          <table:table-cell table:style-name="Table2.C2" office:value-type="string">
            <text:p text:style-name="P33">Waypoint<text:span text:style-name="T12">s</text:span>.</text:p>
          </table:table-cell>
        </table:table-row>
        <table:table-row>
          <table:table-cell table:style-name="Table2.A2" office:value-type="string">
            <text:p text:style-name="P32"><text:span text:style-name="T13">3</text:span>-15</text:p>
          </table:table-cell>
          <table:table-cell table:style-name="Table2.B5" table:number-columns-spanned="2" office:value-type="string">
            <text:p text:style-name="P33">Reserved</text:p>
          </table:table-cell>
          <table:covered-table-cell/>
        </table:table-row>
        <table:table-row>
          <table:table-cell table:style-name="Table2.A2" office:value-type="string">
            <text:p text:style-name="P32">16</text:p>
          </table:table-cell>
          <table:table-cell table:style-name="Table2.B6" office:value-type="string">
            <text:p text:style-name="P32">TELEMETRY</text:p>
          </table:table-cell>
          <table:table-cell table:style-name="Table2.C6" office:value-type="string">
            <text:p text:style-name="P33">Position and orientation information.</text:p>
          </table:table-cell>
        </table:table-row>
        <table:table-row>
          <table:table-cell table:style-name="Table2.A2" office:value-type="string">
            <text:p text:style-name="P32">17-31</text:p>
          </table:table-cell>
          <table:table-cell table:style-name="Table2.B5" table:number-columns-spanned="2" office:value-type="string">
            <text:p text:style-name="P33">Reserved</text:p>
          </table:table-cell>
          <table:covered-table-cell/>
        </table:table-row>
        <table:table-row>
          <table:table-cell table:style-name="Table2.A2" office:value-type="string">
            <text:p text:style-name="P32">32-<text:span text:style-name="T14">25</text:span><text:span text:style-name="T15">3</text:span></text:p>
          </table:table-cell>
          <table:table-cell table:style-name="Table2.B8" table:number-columns-spanned="2" office:value-type="string">
            <text:p text:style-name="P33"><text:span text:style-name="T16">Available</text:span> for mission-specific use-cases.</text:p>
          </table:table-cell>
          <table:covered-table-cell/>
        </table:table-row>
        <table:table-row>
          <table:table-cell table:style-name="Table2.A2" office:value-type="string">
            <text:p text:style-name="P34">254</text:p>
          </table:table-cell>
          <table:table-cell table:style-name="Table2.A2" office:value-type="string">
            <text:p text:style-name="P35">NEGOTIATE_DATALINK</text:p>
          </table:table-cell>
          <table:table-cell table:style-name="Table2.C2" office:value-type="string">
            <text:p text:style-name="P34">Datalink channel <text:span text:style-name="T17">change command.</text:span></text:p>
          </table:table-cell>
        </table:table-row>
        <table:table-row>
          <table:table-cell table:style-name="Table2.A2" office:value-type="string">
            <text:p text:style-name="P36">255</text:p>
          </table:table-cell>
          <table:table-cell table:style-name="Table2.A2" office:value-type="string">
            <text:p text:style-name="P32">TELEMETRY_DATALINK</text:p>
          </table:table-cell>
          <table:table-cell table:style-name="Table2.C2" office:value-type="string">
            <text:p text:style-name="P37"><text:span text:style-name="T18">Datalink</text:span><text:span text:style-name="T19"> information.</text:span></text:p>
          </table:table-cell>
        </table:table-row>
      </table:table>
      <text:h text:style-name="P38" text:outline-level="2"/>
      <text:h text:style-name="P39" text:outline-level="2">DIRECT_COMMAND – <text:span text:style-name="T20">00</text:span><text:span text:style-name="T21">1</text:span></text:h>
      <text:p text:style-name="P40"><text:tab/><text:span text:style-name="T22">A</text:span><text:span text:style-name="T23"> direct command </text:span><text:span text:style-name="T22">message </text:span><text:span text:style-name="T23">carries two-byte groups. </text:span><text:span text:style-name="T22">These can be interpreted as ranges for PWM signals (e.g.: the arduino map() function) or used for raw value transmission.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1">Start byte</text:p>
          </table:table-cell>
          <table:table-cell table:style-name="Table3.A1" office:value-type="string">
            <text:p text:style-name="P41">Type</text:p>
          </table:table-cell>
          <table:table-cell table:style-name="Table3.A1" office:value-type="string">
            <text:p text:style-name="P41">Field name</text:p>
          </table:table-cell>
          <table:table-cell table:style-name="Table3.D1" office:value-type="string">
            <text:p text:style-name="P41">Description</text:p>
          </table:table-cell>
        </table:table-row>
        <table:table-row table:style-name="Table3.2">
          <table:table-cell table:style-name="Table3.A2" office:value-type="string">
            <text:p text:style-name="P42"><text:span text:style-name="T24">8</text:span> + (2·n)</text:p>
          </table:table-cell>
          <table:table-cell table:style-name="Table3.A2" office:value-type="string">
            <text:p text:style-name="P42">uint16_t</text:p>
          </table:table-cell>
          <table:table-cell table:style-name="Table3.A2" office:value-type="string">
            <text:p text:style-name="P43">DATA_n</text:p>
          </table:table-cell>
          <table:table-cell table:style-name="Table3.D2" office:value-type="string">
            <text:p text:style-name="P43">n<text:span text:style-name="T25">th</text:span><text:span text:style-name="T26"> pair of bytes</text:span></text:p>
          </table:table-cell>
        </table:table-row>
      </table:table>
      <text:p text:style-name="Standard"/>
      <text:p text:style-name="Text_20_body"><text:tab/><text:span text:style-name="T27">It is recommended to </text:span><text:span text:style-name="T28">reserve the first pair of bytes <text:s/>for up to 16 boolean values</text:span><text:span text:style-name="T27">, </text:span><text:span text:style-name="T29">to operate lights, </text:span><text:span text:style-name="T30">software-arming of</text:span><text:span text:style-name="T29"> motors and other</text:span><text:span text:style-name="T30">s</text:span><text:span text:style-name="T29">.</text:span></text:p>
      <text:p text:style-name="P44"><text:tab/><text:span text:style-name="T31">Due to the Radiohead Library-established limit, a maximum of 251 bytes can be transmitted per packet. 123 signals can (in theory) be transmitted with this message type..</text:span></text:p>
      <text:p text:style-name="P45"><text:tab/>That limit is a lot higher than any real use-case is expected to reach, if more data needs to be transmitted, it should be split <text:span text:style-name="T32">across multiple packets</text:span> and the message types 2-15 should be used.</text:p>
      <text:h text:style-name="P46" text:outline-level="3">Urpekari implementation of Direct_Command</text:h>
      <text:p text:style-name="P47"><text:tab/>We have opted for a <text:span text:style-name="T33">16-bit</text:span> 8-channel direct command <text:span text:style-name="T33">payload. </text:span><text:span text:style-name="T34">This should provide us with enough controls for anything on board any ROV, USV or UAS planned at this time. Further controls will be handled with additional message types.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48">Start Byte</text:p>
          </table:table-cell>
          <table:table-cell table:style-name="Table13.A1" office:value-type="string">
            <text:p text:style-name="P48">Type</text:p>
          </table:table-cell>
          <table:table-cell table:style-name="Table13.A1" office:value-type="string">
            <text:p text:style-name="P48">Field name</text:p>
          </table:table-cell>
          <table:table-cell table:style-name="Table13.D1" office:value-type="string">
            <text:p text:style-name="P48">Description</text:p>
          </table:table-cell>
        </table:table-row>
        <table:table-row>
          <table:table-cell table:style-name="Table13.A2" office:value-type="string">
            <text:p text:style-name="P49"><text:span text:style-name="T35">8</text:span> + 0</text:p>
          </table:table-cell>
          <table:table-cell table:style-name="Table13.A2" office:value-type="string">
            <text:p text:style-name="P49">uint16_t</text:p>
          </table:table-cell>
          <table:table-cell table:style-name="Table13.A2" office:value-type="string">
            <text:p text:style-name="P49">BOOLS</text:p>
          </table:table-cell>
          <table:table-cell table:style-name="Table13.D2" office:value-type="string">
            <text:p text:style-name="P49">16 bit boolean-array</text:p>
          </table:table-cell>
        </table:table-row>
        <table:table-row>
          <table:table-cell table:style-name="Table13.A2" office:value-type="string">
            <text:p text:style-name="P50"><text:span text:style-name="T35">8</text:span> + 2</text:p>
          </table:table-cell>
          <table:table-cell table:style-name="Table13.A2" office:value-type="string">
            <text:p text:style-name="P50">uint16_t</text:p>
          </table:table-cell>
          <table:table-cell table:style-name="Table13.C3" office:value-type="string">
            <text:p text:style-name="P50">Reserved</text:p>
          </table:table-cell>
          <table:table-cell table:style-name="Table13.D3" office:value-type="string">
            <text:p text:style-name="P50">Reserved</text:p>
          </table:table-cell>
        </table:table-row>
        <table:table-row>
          <table:table-cell table:style-name="Table13.A2" office:value-type="string">
            <text:p text:style-name="P50"><text:span text:style-name="T35">8</text:span> + <text:span text:style-name="T36">4</text:span></text:p>
          </table:table-cell>
          <table:table-cell table:style-name="Table13.A2" office:value-type="string">
            <text:p text:style-name="P51">uint<text:span text:style-name="T8">16</text:span>_t</text:p>
          </table:table-cell>
          <table:table-cell table:style-name="Table13.A2" office:value-type="string">
            <text:p text:style-name="P52">Channel<text:span text:style-name="T37">_0</text:span></text:p>
          </table:table-cell>
          <table:table-cell table:style-name="Table13.D2" office:value-type="string">
            <text:p text:style-name="P53"><text:span text:style-name="T38">Gradual</text:span> control channel</text:p>
          </table:table-cell>
        </table:table-row>
        <table:table-row table:style-name="Table13.5">
          <table:table-cell table:style-name="Table13.A2" office:value-type="string">
            <text:p text:style-name="P50"><text:span text:style-name="T35">8</text:span> + <text:span text:style-name="T36">6</text:span></text:p>
          </table:table-cell>
          <table:table-cell table:style-name="Table13.A2" office:value-type="string">
            <text:p text:style-name="P51">uint<text:span text:style-name="T8">16</text:span>_t</text:p>
          </table:table-cell>
          <table:table-cell table:style-name="Table13.A2" office:value-type="string">
            <text:p text:style-name="P52">Channel<text:span text:style-name="T37">_</text:span><text:span text:style-name="T36">1</text:span></text:p>
          </table:table-cell>
          <table:table-cell table:style-name="Table13.D2" office:value-type="string">
            <text:p text:style-name="P54"><text:span text:style-name="T38">Gradual</text:span> control channel</text:p>
          </table:table-cell>
        </table:table-row>
        <table:table-row table:style-name="Table13.5">
          <table:table-cell table:style-name="Table13.A2" office:value-type="string">
            <text:p text:style-name="P55">…</text:p>
          </table:table-cell>
          <table:table-cell table:style-name="Table13.A2" office:value-type="string">
            <text:p text:style-name="P56">…</text:p>
          </table:table-cell>
          <table:table-cell table:style-name="Table13.A2" office:value-type="string">
            <text:p text:style-name="P57">…</text:p>
          </table:table-cell>
          <table:table-cell table:style-name="Table13.D2" office:value-type="string">
            <text:p text:style-name="P58">...</text:p>
          </table:table-cell>
        </table:table-row>
        <table:table-row table:style-name="Table13.7">
          <table:table-cell table:style-name="Table13.A2" office:value-type="string">
            <text:p text:style-name="P59">8 + <text:span text:style-name="T39">18</text:span></text:p>
          </table:table-cell>
          <table:table-cell table:style-name="Table13.A2" office:value-type="string">
            <text:p text:style-name="P60">uint16_t</text:p>
          </table:table-cell>
          <table:table-cell table:style-name="Table13.A2" office:value-type="string">
            <text:p text:style-name="P61">Channel_7</text:p>
          </table:table-cell>
          <table:table-cell table:style-name="Table13.D2" office:value-type="string">
            <text:p text:style-name="P54"><text:span text:style-name="T38">Gradual</text:span> control channel</text:p>
          </table:table-cell>
        </table:table-row>
      </table:table>
      <text:p text:style-name="P62">In 32 bit <text:span text:style-name="T7">row format</text:span>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3">BOOLS</text:p>
          </table:table-cell>
          <table:table-cell table:style-name="Table14.B1" office:value-type="string">
            <text:p text:style-name="P64">Reserved</text:p>
          </table:table-cell>
        </table:table-row>
        <table:table-row>
          <table:table-cell table:style-name="Table14.A2" office:value-type="string">
            <text:p text:style-name="P65">Channel_0</text:p>
          </table:table-cell>
          <table:table-cell table:style-name="Table14.B2" office:value-type="string">
            <text:p text:style-name="P65">Channel_1</text:p>
          </table:table-cell>
        </table:table-row>
        <table:table-row>
          <table:table-cell table:style-name="Table14.A2" office:value-type="string">
            <text:p text:style-name="P65">Channel_2</text:p>
          </table:table-cell>
          <table:table-cell table:style-name="Table14.B2" office:value-type="string">
            <text:p text:style-name="P65">Channel_3</text:p>
          </table:table-cell>
        </table:table-row>
        <table:table-row>
          <table:table-cell table:style-name="Table14.A2" office:value-type="string">
            <text:p text:style-name="P65">Channel_4</text:p>
          </table:table-cell>
          <table:table-cell table:style-name="Table14.B2" office:value-type="string">
            <text:p text:style-name="P65">Channel_5</text:p>
          </table:table-cell>
        </table:table-row>
        <table:table-row>
          <table:table-cell table:style-name="Table14.A2" office:value-type="string">
            <text:p text:style-name="P65">Channel_6</text:p>
          </table:table-cell>
          <table:table-cell table:style-name="Table14.B2" office:value-type="string">
            <text:p text:style-name="P65">Channel_7</text:p>
          </table:table-cell>
        </table:table-row>
      </table:table>
      <text:p text:style-name="P66"><text:soft-page-break/></text:p>
      <text:h text:style-name="P67" text:outline-level="2"><text:span text:style-name="T40">INDIRECT</text:span><text:span text:style-name="T41">_COMMAND - </text:span><text:span text:style-name="T20">00</text:span><text:span text:style-name="T21">2</text:span></text:h>
      <text:p text:style-name="P68"><text:tab/><text:span text:style-name="T12">An indirect command carries </text:span><text:span text:style-name="T42">waypoint information: </text:span><text:span text:style-name="T12">GPS coordinates, altitude/depth information, </text:span><text:span text:style-name="T43">and a radius indicating the required precission to “hit” the waypoint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Start byte</text:p>
          </table:table-cell>
          <table:table-cell table:style-name="Table4.A1" office:value-type="string">
            <text:p text:style-name="P69">Type</text:p>
          </table:table-cell>
          <table:table-cell table:style-name="Table4.A1" office:value-type="string">
            <text:p text:style-name="P69">Field name</text:p>
          </table:table-cell>
          <table:table-cell table:style-name="Table4.D1" office:value-type="string">
            <text:p text:style-name="P69">Description <text:span text:style-name="T44">[unit]</text:span></text:p>
          </table:table-cell>
        </table:table-row>
        <table:table-row table:style-name="Table4.2">
          <table:table-cell table:style-name="Table4.A2" office:value-type="string">
            <text:p text:style-name="P49"><text:span text:style-name="T35">8</text:span> + 0</text:p>
          </table:table-cell>
          <table:table-cell table:style-name="Table4.A2" office:value-type="string">
            <text:p text:style-name="P49">uint16_t</text:p>
          </table:table-cell>
          <table:table-cell table:style-name="Table4.A2" office:value-type="string">
            <text:p text:style-name="P49">BOOLS</text:p>
          </table:table-cell>
          <table:table-cell table:style-name="Table4.D2" office:value-type="string">
            <text:p text:style-name="P49">16 bit boolean-array</text:p>
          </table:table-cell>
        </table:table-row>
        <table:table-row table:style-name="Table4.2">
          <table:table-cell table:style-name="Table4.A2" office:value-type="string">
            <text:p text:style-name="P50"><text:span text:style-name="T35">8</text:span> + 2</text:p>
          </table:table-cell>
          <table:table-cell table:style-name="Table4.A2" office:value-type="string">
            <text:p text:style-name="P50">uint16_t</text:p>
          </table:table-cell>
          <table:table-cell table:style-name="Table4.C3" office:value-type="string">
            <text:p text:style-name="P50">Reserved</text:p>
          </table:table-cell>
          <table:table-cell table:style-name="Table4.D3" office:value-type="string">
            <text:p text:style-name="P50">Reserved</text:p>
          </table:table-cell>
        </table:table-row>
        <table:table-row table:style-name="Table4.2">
          <table:table-cell table:style-name="Table4.A2" office:value-type="string">
            <text:p text:style-name="P70"><text:span text:style-name="T35">8</text:span> + <text:span text:style-name="T45">4</text:span></text:p>
          </table:table-cell>
          <table:table-cell table:style-name="Table4.A2" office:value-type="string">
            <text:p text:style-name="P71">float</text:p>
          </table:table-cell>
          <table:table-cell table:style-name="Table4.A2" office:value-type="string">
            <text:p text:style-name="P71">GPS_LAT</text:p>
          </table:table-cell>
          <table:table-cell table:style-name="Table4.D2" office:value-type="string">
            <text:p text:style-name="P71"><text:span text:style-name="T46">Waypoint </text:span><text:span text:style-name="T26">GPS Latitude. </text:span><text:span text:style-name="T47">[DEC]</text:span></text:p>
          </table:table-cell>
        </table:table-row>
        <table:table-row table:style-name="Table4.2">
          <table:table-cell table:style-name="Table4.A2" office:value-type="string">
            <text:p text:style-name="P71"><text:span text:style-name="T35">8</text:span> + <text:span text:style-name="T45">8</text:span></text:p>
          </table:table-cell>
          <table:table-cell table:style-name="Table4.A2" office:value-type="string">
            <text:p text:style-name="P71"><text:span text:style-name="T48">f</text:span>loat</text:p>
          </table:table-cell>
          <table:table-cell table:style-name="Table4.A2" office:value-type="string">
            <text:p text:style-name="P71">GPS_LON</text:p>
          </table:table-cell>
          <table:table-cell table:style-name="Table4.D2" office:value-type="string">
            <text:p text:style-name="P71"><text:span text:style-name="T42">Waypoint </text:span>GPS Longitude. <text:span text:style-name="T49">[DEC]</text:span></text:p>
          </table:table-cell>
        </table:table-row>
        <table:table-row table:style-name="Table4.2">
          <table:table-cell table:style-name="Table4.A2" office:value-type="string">
            <text:p text:style-name="P72"><text:span text:style-name="T35">8</text:span> + <text:span text:style-name="T50">1</text:span><text:span text:style-name="T45">2</text:span></text:p>
          </table:table-cell>
          <table:table-cell table:style-name="Table4.A2" office:value-type="string">
            <text:p text:style-name="P72">uint16_t</text:p>
          </table:table-cell>
          <table:table-cell table:style-name="Table4.A2" office:value-type="string">
            <text:p text:style-name="P73">ALT-DEP</text:p>
          </table:table-cell>
          <table:table-cell table:style-name="Table4.D2" office:value-type="string">
            <text:p text:style-name="P73"><text:span text:style-name="T42">Waypoint a</text:span>ltitude or <text:span text:style-name="T42">d</text:span>epth. <text:span text:style-name="T51">[</text:span><text:span text:style-name="T52">cm</text:span><text:span text:style-name="T53">]</text:span></text:p>
          </table:table-cell>
        </table:table-row>
        <table:table-row table:style-name="Table4.2">
          <table:table-cell table:style-name="Table4.A2" office:value-type="string">
            <text:p text:style-name="P73"><text:span text:style-name="T35">8</text:span> + 1<text:span text:style-name="T45">4</text:span></text:p>
          </table:table-cell>
          <table:table-cell table:style-name="Table4.A2" office:value-type="string">
            <text:p text:style-name="P73">uint16_t</text:p>
          </table:table-cell>
          <table:table-cell table:style-name="Table4.A2" office:value-type="string">
            <text:p text:style-name="P73">RADIUS</text:p>
          </table:table-cell>
          <table:table-cell table:style-name="Table4.D2" office:value-type="string">
            <text:p text:style-name="P73"><text:span text:style-name="T42">Waypoint p</text:span>recission radius. <text:span text:style-name="T51">[</text:span><text:span text:style-name="T52">m</text:span><text:span text:style-name="T53">]</text:span></text:p>
          </table:table-cell>
        </table:table-row>
      </table:table>
      <text:p text:style-name="Text_20_body"/>
      <text:p text:style-name="P74">In 32 bit <text:span text:style-name="T7">row format</text:span>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5">BOOLS</text:p>
          </table:table-cell>
          <table:table-cell table:style-name="Table8.B1" office:value-type="string">
            <text:p text:style-name="P75">Reserved</text:p>
          </table:table-cell>
        </table:table-row>
        <table:table-row>
          <table:table-cell table:style-name="Table8.A2" table:number-columns-spanned="2" office:value-type="string">
            <text:p text:style-name="P75">GPS_LAT</text:p>
          </table:table-cell>
          <table:covered-table-cell/>
        </table:table-row>
        <table:table-row>
          <table:table-cell table:style-name="Table8.A3" table:number-columns-spanned="2" office:value-type="string">
            <text:p text:style-name="P75">GPS_LON</text:p>
          </table:table-cell>
          <table:covered-table-cell/>
        </table:table-row>
        <table:table-row>
          <table:table-cell table:style-name="Table8.A4" office:value-type="string">
            <text:p text:style-name="P75">ALT-DEP</text:p>
          </table:table-cell>
          <table:table-cell table:style-name="Table8.B4" office:value-type="string">
            <text:p text:style-name="P75">RADIUS</text:p>
          </table:table-cell>
        </table:table-row>
      </table:table>
      <text:p text:style-name="Text_20_body"/>
      <text:h text:style-name="P76" text:outline-level="2">Boolean arrays for DIRECT_COMMAND and INDIRECT_COMMAND</text:h>
      <text:p text:style-name="P77"><text:tab/><text:span text:style-name="T50">While only INDIRECT_COMMAND messages require the 2-Byte boolean array at the start of the payload, it is recommended to do so in DIRECT_COMMAND messages.</text:span></text:p>
      <text:p text:style-name="P78"><text:tab/><text:span text:style-name="T54">This example shows a simple and practical way to use them to aid the control of an autonomous vehicle. What is described in the following section is what is implemented in the flight controller </text:span><text:span text:style-name="T55">for the </text:span><text:span text:style-name="T54">Galerna </text:span><text:span text:style-name="T56">UAS</text:span><text:span text:style-name="T54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9">Bit</text:p>
          </table:table-cell>
          <table:table-cell table:style-name="Table7.A1" office:value-type="string">
            <text:p text:style-name="P79">Name</text:p>
          </table:table-cell>
          <table:table-cell table:style-name="Table7.C1" office:value-type="string">
            <text:p text:style-name="P79">Description <text:span text:style-name="T57">when true (1)</text:span></text:p>
          </table:table-cell>
        </table:table-row>
        <table:table-row>
          <table:table-cell table:style-name="Table7.A2" office:value-type="string">
            <text:p text:style-name="P80">0</text:p>
          </table:table-cell>
          <table:table-cell table:style-name="Table7.A2" office:value-type="string">
            <text:p text:style-name="P80">ARM</text:p>
          </table:table-cell>
          <table:table-cell table:style-name="Table7.C2" office:value-type="string">
            <text:p text:style-name="P80">Allow for software arming of the <text:span text:style-name="T58">thrust systems</text:span>.</text:p>
          </table:table-cell>
        </table:table-row>
        <table:table-row>
          <table:table-cell table:style-name="Table7.A2" office:value-type="string">
            <text:p text:style-name="P80">1</text:p>
          </table:table-cell>
          <table:table-cell table:style-name="Table7.A2" office:value-type="string">
            <text:p text:style-name="P80">AUTO</text:p>
          </table:table-cell>
          <table:table-cell table:style-name="Table7.C2" office:value-type="string">
            <text:p text:style-name="P81">Fly autonomously folowing waypoints.</text:p>
            <text:p text:style-name="P82">(This is overriden by DIRECT_COMMAND messages, even when <text:span text:style-name="T59">they</text:span> have the AUTO bit enabled.)</text:p>
          </table:table-cell>
        </table:table-row>
        <table:table-row>
          <table:table-cell table:style-name="Table7.A2" office:value-type="string">
            <text:p text:style-name="P80">2</text:p>
          </table:table-cell>
          <table:table-cell table:style-name="Table7.A2" office:value-type="string">
            <text:p text:style-name="P83">STAB</text:p>
          </table:table-cell>
          <table:table-cell table:style-name="Table7.C2" office:value-type="string">
            <text:p text:style-name="P84">Partial autopilot, the <text:span text:style-name="T60">UAS</text:span> will attempt level <text:span text:style-name="T61">navigation</text:span> and filter inputs.</text:p>
          </table:table-cell>
        </table:table-row>
        <table:table-row>
          <table:table-cell table:style-name="Table7.A2" office:value-type="string">
            <text:p text:style-name="P80">3</text:p>
          </table:table-cell>
          <table:table-cell table:style-name="Table7.A2" office:value-type="string">
            <text:p text:style-name="P85">NAVLIGHT</text:p>
          </table:table-cell>
          <table:table-cell table:style-name="Table7.C2" office:value-type="string">
            <text:p text:style-name="P85">Turn on navigation lights.</text:p>
          </table:table-cell>
        </table:table-row>
        <table:table-row>
          <table:table-cell table:style-name="Table7.A2" office:value-type="string">
            <text:p text:style-name="P80">4</text:p>
          </table:table-cell>
          <table:table-cell table:style-name="Table7.A2" office:value-type="string">
            <text:p text:style-name="P85">STROBE</text:p>
          </table:table-cell>
          <table:table-cell table:style-name="Table7.C2" office:value-type="string">
            <text:p text:style-name="P85">Turn on strobe lights.</text:p>
          </table:table-cell>
        </table:table-row>
        <table:table-row>
          <table:table-cell table:style-name="Table7.A2" office:value-type="string">
            <text:p text:style-name="P80">5</text:p>
          </table:table-cell>
          <table:table-cell table:style-name="Table7.A2" office:value-type="string">
            <text:p text:style-name="P83">LAND</text:p>
          </table:table-cell>
          <table:table-cell table:style-name="Table7.C2" office:value-type="string">
            <text:p text:style-name="P86">Extend landing gear <text:span text:style-name="T62">or other physical supports.</text:span><text:line-break/><text:span text:style-name="T63">(If applicable.)</text:span></text:p>
          </table:table-cell>
        </table:table-row>
        <table:table-row>
          <table:table-cell table:style-name="Table7.A2" office:value-type="string">
            <text:p text:style-name="P87">6</text:p>
          </table:table-cell>
          <table:table-cell table:style-name="Table7.A2" office:value-type="string">
            <text:p text:style-name="P88">N/A</text:p>
          </table:table-cell>
          <table:table-cell table:style-name="Table7.C2" office:value-type="string">
            <text:p text:style-name="P88">Free so far</text:p>
          </table:table-cell>
        </table:table-row>
        <table:table-row>
          <table:table-cell table:style-name="Table7.A2" office:value-type="string">
            <text:p text:style-name="P87">7</text:p>
          </table:table-cell>
          <table:table-cell table:style-name="Table7.A2" office:value-type="string">
            <text:p text:style-name="P88">N/A</text:p>
          </table:table-cell>
          <table:table-cell table:style-name="Table7.C2" office:value-type="string">
            <text:p text:style-name="P88">Free so far</text:p>
          </table:table-cell>
        </table:table-row>
        <table:table-row>
          <table:table-cell table:style-name="Table7.A2" office:value-type="string">
            <text:p text:style-name="P87">8</text:p>
          </table:table-cell>
          <table:table-cell table:style-name="Table7.A2" office:value-type="string">
            <text:p text:style-name="P88">N/A</text:p>
          </table:table-cell>
          <table:table-cell table:style-name="Table7.C2" office:value-type="string">
            <text:p text:style-name="P88">Free so far</text:p>
          </table:table-cell>
        </table:table-row>
        <table:table-row>
          <table:table-cell table:style-name="Table7.A2" office:value-type="string">
            <text:p text:style-name="P87">9</text:p>
          </table:table-cell>
          <table:table-cell table:style-name="Table7.A2" office:value-type="string">
            <text:p text:style-name="P88">N/A</text:p>
          </table:table-cell>
          <table:table-cell table:style-name="Table7.C2" office:value-type="string">
            <text:p text:style-name="P88">Free so far</text:p>
          </table:table-cell>
        </table:table-row>
        <table:table-row>
          <table:table-cell table:style-name="Table7.A2" office:value-type="string">
            <text:p text:style-name="P87">10</text:p>
          </table:table-cell>
          <table:table-cell table:style-name="Table7.A2" office:value-type="string">
            <text:p text:style-name="P88">N/A</text:p>
          </table:table-cell>
          <table:table-cell table:style-name="Table7.C2" office:value-type="string">
            <text:p text:style-name="P88">Free so far</text:p>
          </table:table-cell>
        </table:table-row>
        <table:table-row>
          <table:table-cell table:style-name="Table7.A2" office:value-type="string">
            <text:p text:style-name="P87">11</text:p>
          </table:table-cell>
          <table:table-cell table:style-name="Table7.A2" office:value-type="string">
            <text:p text:style-name="P89">CO<text:span text:style-name="T64">MLOSSBY</text:span></text:p>
          </table:table-cell>
          <table:table-cell table:style-name="Table7.C2" office:value-type="string">
            <text:p text:style-name="P90"><text:span text:style-name="T64">Bypass </text:span>mid-flight communications loss <text:span text:style-name="T64">detection </text:span><text:span text:style-name="T65">and reaction</text:span><text:span text:style-name="T64">.<text:line-break/></text:span><text:span text:style-name="T66">(</text:span><text:span text:style-name="T67">Use with caution.</text:span><text:span text:style-name="T66">)</text:span></text:p>
          </table:table-cell>
        </table:table-row>
        <table:table-row>
          <table:table-cell table:style-name="Table7.A2" office:value-type="string">
            <text:p text:style-name="P87">12</text:p>
          </table:table-cell>
          <table:table-cell table:style-name="Table7.A2" office:value-type="string">
            <text:p text:style-name="P91">LOITER</text:p>
          </table:table-cell>
          <table:table-cell table:style-name="Table7.C2" office:value-type="string">
            <text:p text:style-name="P91">Loiter next waypoint, requires an INDIRECT_COMMAND.<text:line-break/><text:span text:style-name="T68">(If off, any waypoint will be treated as a fly-through waypoint.)</text:span></text:p>
          </table:table-cell>
        </table:table-row>
        <table:table-row>
          <table:table-cell table:style-name="Table7.A2" office:value-type="string">
            <text:p text:style-name="P92">13</text:p>
          </table:table-cell>
          <table:table-cell table:style-name="Table7.A2" office:value-type="string">
            <text:p text:style-name="P93">RTH</text:p>
          </table:table-cell>
          <table:table-cell table:style-name="Table7.C2" office:value-type="string">
            <text:p text:style-name="P93">Return to home <text:span text:style-name="T69">(</text:span><text:span text:style-name="T70">F</text:span><text:span text:style-name="T69">irst waypoint)</text:span> directly.</text:p>
            <text:p text:style-name="P94">(Home may also be specified as the first GPS point registered.)</text:p>
          </table:table-cell>
        </table:table-row>
        <table:table-row>
          <table:table-cell table:style-name="Table7.A2" office:value-type="string">
            <text:p text:style-name="P92">14</text:p>
          </table:table-cell>
          <table:table-cell table:style-name="Table7.A2" table:number-rows-spanned="2" office:value-type="string">
            <text:p text:style-name="P95">CHECKSUM</text:p>
          </table:table-cell>
          <table:table-cell table:style-name="Table7.C2" table:number-rows-spanned="2" office:value-type="string">
            <text:p text:style-name="P96">Checksum</text:p>
          </table:table-cell>
        </table:table-row>
        <table:table-row table:style-name="Table7.17">
          <table:table-cell table:style-name="Table7.A2" office:value-type="string">
            <text:p text:style-name="P97">15</text:p>
          </table:table-cell>
          <table:covered-table-cell table:style-name="Table7.A2"/>
          <table:covered-table-cell table:style-name="Table7.C2"/>
        </table:table-row>
      </table:table>
      <text:p text:style-name="P77"/>
      <text:h text:style-name="P98" text:outline-level="2"/>
      <text:h text:style-name="P99" text:outline-level="2">TELEMETRY - <text:span text:style-name="T20">016</text:span></text:h>
      <text:p text:style-name="P100"><text:tab/>A basic telemetry message carries information regarding the vehicle’s current position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1">Start byte</text:p>
          </table:table-cell>
          <table:table-cell table:style-name="Table5.A1" office:value-type="string">
            <text:p text:style-name="P101">Type</text:p>
          </table:table-cell>
          <table:table-cell table:style-name="Table5.A1" office:value-type="string">
            <text:p text:style-name="P101">Field name</text:p>
          </table:table-cell>
          <table:table-cell table:style-name="Table5.D1" office:value-type="string">
            <text:p text:style-name="P101">Description <text:span text:style-name="T44">[unit]</text:span></text:p>
          </table:table-cell>
        </table:table-row>
        <table:table-row table:style-name="Table5.2">
          <table:table-cell table:style-name="Table5.A2" office:value-type="string">
            <text:p text:style-name="P102"><text:span text:style-name="T35">8</text:span> + <text:span text:style-name="T71">0</text:span></text:p>
          </table:table-cell>
          <table:table-cell table:style-name="Table5.A2" office:value-type="string">
            <text:p text:style-name="P103">float</text:p>
          </table:table-cell>
          <table:table-cell table:style-name="Table5.A2" office:value-type="string">
            <text:p text:style-name="P103">GPS_LAT</text:p>
          </table:table-cell>
          <table:table-cell table:style-name="Table5.D2" office:value-type="string">
            <text:p text:style-name="P103"><text:span text:style-name="T72">Current</text:span><text:span text:style-name="T46"> </text:span><text:span text:style-name="T26">GPS Latitude. </text:span><text:span text:style-name="T47">[DEC]</text:span></text:p>
          </table:table-cell>
        </table:table-row>
        <table:table-row table:style-name="Table5.2">
          <table:table-cell table:style-name="Table5.A2" office:value-type="string">
            <text:p text:style-name="P103"><text:span text:style-name="T35">8</text:span> + 4</text:p>
          </table:table-cell>
          <table:table-cell table:style-name="Table5.A2" office:value-type="string">
            <text:p text:style-name="P103"><text:span text:style-name="T48">f</text:span>loat</text:p>
          </table:table-cell>
          <table:table-cell table:style-name="Table5.A2" office:value-type="string">
            <text:p text:style-name="P103">GPS_LON</text:p>
          </table:table-cell>
          <table:table-cell table:style-name="Table5.D2" office:value-type="string">
            <text:p text:style-name="P104"><text:span text:style-name="T72">Current</text:span><text:span text:style-name="T42"> </text:span>GPS Longitude. <text:span text:style-name="T49">[DEC]</text:span></text:p>
          </table:table-cell>
        </table:table-row>
        <table:table-row table:style-name="Table5.2">
          <table:table-cell table:style-name="Table5.A2" office:value-type="string">
            <text:p text:style-name="P105"><text:span text:style-name="T35">8</text:span> + <text:span text:style-name="T49">8</text:span></text:p>
          </table:table-cell>
          <table:table-cell table:style-name="Table5.A2" office:value-type="string">
            <text:p text:style-name="P105">uint16_t</text:p>
          </table:table-cell>
          <table:table-cell table:style-name="Table5.A2" office:value-type="string">
            <text:p text:style-name="P106">ALT-DEP</text:p>
          </table:table-cell>
          <table:table-cell table:style-name="Table5.D2" office:value-type="string">
            <text:p text:style-name="P107"><text:span text:style-name="T72">Current</text:span><text:span text:style-name="T42"> a</text:span>ltitude <text:span text:style-name="T73">[m]</text:span> or <text:span text:style-name="T42">d</text:span>epth. <text:span text:style-name="T51">[</text:span><text:span text:style-name="T52">cm</text:span><text:span text:style-name="T53">]</text:span></text:p>
          </table:table-cell>
        </table:table-row>
        <table:table-row table:style-name="Table5.5">
          <table:table-cell table:style-name="Table5.A2" office:value-type="string">
            <text:p text:style-name="P106"><text:span text:style-name="T35">8</text:span> + 10</text:p>
          </table:table-cell>
          <table:table-cell table:style-name="Table5.A2" office:value-type="string">
            <text:p text:style-name="P106">int16_t</text:p>
          </table:table-cell>
          <table:table-cell table:style-name="Table5.A2" office:value-type="string">
            <text:p text:style-name="P108">HEADING</text:p>
          </table:table-cell>
          <table:table-cell table:style-name="Table5.D2" office:value-type="string">
            <text:p text:style-name="P109">Heading. <text:span text:style-name="T51">[</text:span>º/10<text:span text:style-name="T51">]</text:span> <text:span text:style-name="T74">(24.5º → 245 in this variable)</text:span></text:p>
          </table:table-cell>
        </table:table-row>
        <table:table-row table:style-name="Table5.5">
          <table:table-cell table:style-name="Table5.A2" office:value-type="string">
            <text:p text:style-name="P110"><text:span text:style-name="T35">8</text:span> + 12</text:p>
          </table:table-cell>
          <table:table-cell table:style-name="Table5.A2" office:value-type="string">
            <text:p text:style-name="P110">float</text:p>
          </table:table-cell>
          <table:table-cell table:style-name="Table5.A2" office:value-type="string">
            <text:p text:style-name="P110">ROLL</text:p>
          </table:table-cell>
          <table:table-cell table:style-name="Table5.D2" office:value-type="string">
            <text:p text:style-name="P111">Roll angle. <text:span text:style-name="T51">[</text:span>º<text:span text:style-name="T51">]</text:span></text:p>
          </table:table-cell>
        </table:table-row>
        <table:table-row table:style-name="Table5.5">
          <table:table-cell table:style-name="Table5.A2" office:value-type="string">
            <text:p text:style-name="P110"><text:span text:style-name="T35">8</text:span> + 16</text:p>
          </table:table-cell>
          <table:table-cell table:style-name="Table5.A2" office:value-type="string">
            <text:p text:style-name="P110">float</text:p>
          </table:table-cell>
          <table:table-cell table:style-name="Table5.A2" office:value-type="string">
            <text:p text:style-name="P110">PITCH</text:p>
          </table:table-cell>
          <table:table-cell table:style-name="Table5.D2" office:value-type="string">
            <text:p text:style-name="P111">Pitch angle. <text:span text:style-name="T51">[</text:span>º<text:span text:style-name="T51">]</text:span></text:p>
          </table:table-cell>
        </table:table-row>
      </table:table>
      <text:p text:style-name="P112"/>
      <text:p text:style-name="P112"><text:span text:style-name="T75">In 32 bit </text:span><text:span text:style-name="T7">row format</text:span><text:span text:style-name="T75">: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13">GPS_LAT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13">GPS_LON</text:p>
          </table:table-cell>
          <table:covered-table-cell/>
        </table:table-row>
        <table:table-row>
          <table:table-cell table:style-name="Table10.A3" office:value-type="string">
            <text:p text:style-name="P113">ALT-DEP</text:p>
          </table:table-cell>
          <table:table-cell table:style-name="Table10.A2" office:value-type="string">
            <text:p text:style-name="P113">HEADING</text:p>
          </table:table-cell>
        </table:table-row>
        <table:table-row>
          <table:table-cell table:style-name="Table10.A2" table:number-columns-spanned="2" office:value-type="string">
            <text:p text:style-name="P113">ROLL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13">PITCH</text:p>
          </table:table-cell>
          <table:covered-table-cell/>
        </table:table-row>
      </table:table>
      <text:p text:style-name="P112"/>
      <text:h text:style-name="P114" text:outline-level="2"><text:span text:style-name="T17">NEGOTIATE_DATALINK</text:span>- <text:span text:style-name="T6">254</text:span></text:h>
      <text:p text:style-name="P115"><text:tab/><text:span text:style-name="T76">A datalink </text:span>control<text:span text:style-name="T76"> message, exclusively used by the radio ingest device. </text:span>A channel hop is used when a channel that is in use is of low quality.</text:p>
      <text:p text:style-name="P116"><text:tab/>The information provided by the DATALINK_TELEMETRY is used to determine the quality of the channel in use. A channel hop may also be purposefully triggered by the user.</text:p>
      <text:p text:style-name="P117"><text:tab/>In the current version, channel options must be set up before code compilation.</text:p>
      <text:h text:style-name="P118" text:outline-level="2">TELEMETRY<text:span text:style-name="T77">_DATALINK</text:span> – <text:span text:style-name="T78">255</text:span></text:h>
      <text:p text:style-name="P119"><text:tab/><text:span text:style-name="T76">A datalink telemetry message, exclusively used by the radio ingest device. It’s main purpose is to keep both sides of the conversation informed of datalink quality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1">Start byte</text:p>
          </table:table-cell>
          <table:table-cell table:style-name="Table6.A1" office:value-type="string">
            <text:p text:style-name="P101">Type</text:p>
          </table:table-cell>
          <table:table-cell table:style-name="Table6.A1" office:value-type="string">
            <text:p text:style-name="P101">Field name</text:p>
          </table:table-cell>
          <table:table-cell table:style-name="Table6.D1" office:value-type="string">
            <text:p text:style-name="P101">Description <text:span text:style-name="T44">[unit]</text:span></text:p>
          </table:table-cell>
        </table:table-row>
        <table:table-row>
          <table:table-cell table:style-name="Table6.A2" office:value-type="string">
            <text:p text:style-name="P102"><text:span text:style-name="T35">8</text:span> + <text:span text:style-name="T79">0</text:span></text:p>
          </table:table-cell>
          <table:table-cell table:style-name="Table6.A2" office:value-type="string">
            <text:p text:style-name="P120">int16_t</text:p>
          </table:table-cell>
          <table:table-cell table:style-name="Table6.A2" office:value-type="string">
            <text:p text:style-name="P120">RSSI</text:p>
          </table:table-cell>
          <table:table-cell table:style-name="Table6.D2" office:value-type="string">
            <text:p text:style-name="P121">Received <text:span text:style-name="T80">S</text:span>ignal <text:span text:style-name="T80">S</text:span>trength <text:span text:style-name="T80">I</text:span>ndicator. <text:span text:style-name="T81">[dB]</text:span></text:p>
          </table:table-cell>
        </table:table-row>
        <table:table-row>
          <table:table-cell table:style-name="Table6.A2" office:value-type="string">
            <text:p text:style-name="P122"><text:span text:style-name="T35">8</text:span> + 2</text:p>
          </table:table-cell>
          <table:table-cell table:style-name="Table6.A2" office:value-type="string">
            <text:p text:style-name="P122">uint16_t</text:p>
          </table:table-cell>
          <table:table-cell table:style-name="Table6.A2" office:value-type="string">
            <text:p text:style-name="P122">SNR</text:p>
          </table:table-cell>
          <table:table-cell table:style-name="Table6.D2" office:value-type="string">
            <text:p text:style-name="P123">Signal to Noise Ratio [dB]</text:p>
          </table:table-cell>
        </table:table-row>
        <table:table-row>
          <table:table-cell table:style-name="Table6.A2" office:value-type="string">
            <text:p text:style-name="P103"><text:span text:style-name="T35">8</text:span> + <text:span text:style-name="T61">4</text:span></text:p>
          </table:table-cell>
          <table:table-cell table:style-name="Table6.A2" office:value-type="string">
            <text:p text:style-name="P120">uint16_t</text:p>
          </table:table-cell>
          <table:table-cell table:style-name="Table6.A2" office:value-type="string">
            <text:p text:style-name="P120">RTT</text:p>
          </table:table-cell>
          <table:table-cell table:style-name="Table6.D2" office:value-type="string">
            <text:p text:style-name="P124">Return trip time [ms]</text:p>
          </table:table-cell>
        </table:table-row>
        <table:table-row>
          <table:table-cell table:style-name="Table6.A2" office:value-type="string">
            <text:p text:style-name="P125"><text:span text:style-name="T35">8</text:span> + <text:span text:style-name="T61">6</text:span></text:p>
          </table:table-cell>
          <table:table-cell table:style-name="Table6.A2" office:value-type="string">
            <text:p text:style-name="P125">uint16_t</text:p>
          </table:table-cell>
          <table:table-cell table:style-name="Table6.A2" office:value-type="string">
            <text:p text:style-name="P125">SENT_PKTS</text:p>
          </table:table-cell>
          <table:table-cell table:style-name="Table6.D2" office:value-type="string">
            <text:p text:style-name="P125">Amount of messages sent since the previous TELEMETRY_DATALINK message</text:p>
          </table:table-cell>
        </table:table-row>
        <table:table-row>
          <table:table-cell table:style-name="Table6.A2" office:value-type="string">
            <text:p text:style-name="P126"><text:span text:style-name="T35">8</text:span> + <text:span text:style-name="T61">8</text:span></text:p>
          </table:table-cell>
          <table:table-cell table:style-name="Table6.A2" office:value-type="string">
            <text:p text:style-name="P126">uint16_t</text:p>
          </table:table-cell>
          <table:table-cell table:style-name="Table6.A2" office:value-type="string">
            <text:p text:style-name="P126">DELTA_T</text:p>
          </table:table-cell>
          <table:table-cell table:style-name="Table6.D2" office:value-type="string">
            <text:p text:style-name="P126">Time elapsed since the previous TELEMETRY_DATALINK message <text:span text:style-name="T82">[ms]</text:span></text:p>
          </table:table-cell>
        </table:table-row>
        <table:table-row>
          <table:table-cell table:style-name="Table6.A2" office:value-type="string">
            <text:p text:style-name="P122"><text:span text:style-name="T35">8</text:span> + 10</text:p>
          </table:table-cell>
          <table:table-cell table:style-name="Table6.A2" office:value-type="string">
            <text:p text:style-name="P127">uint16_t</text:p>
          </table:table-cell>
          <table:table-cell table:style-name="Table6.C7" office:value-type="string">
            <text:p text:style-name="P128">Reserved</text:p>
          </table:table-cell>
          <table:table-cell table:style-name="Table6.D7" office:value-type="string">
            <text:p text:style-name="P128">Reserved</text:p>
          </table:table-cell>
        </table:table-row>
      </table:table>
      <text:p text:style-name="P119"/>
      <text:h text:style-name="P129" text:outline-level="2"/>
      <text:h text:style-name="P130" text:outline-level="3">Apartado</text:h>
      <text:p text:style-name="P131"><text:tab/>Texto norm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EHUSans" fo:font-family="EHU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4.23mm" fo:margin-bottom="2.12mm" style:contextual-spacing="false" fo:text-align="end" style:justify-single-word="false"/>
      <style:text-properties style:font-name="EHUSerif" fo:font-family="EHUSerif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3.53mm" fo:margin-bottom="2.12mm" style:contextual-spacing="false" fo:padding="0.49mm" fo:border-left="none" fo:border-right="none" fo:border-top="none" fo:border-bottom="0.51pt solid #ffb60c"/>
      <style:text-properties style:font-name="EHUSerif" fo:font-family="EHUSerif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2.47mm" fo:margin-bottom="2.12mm" style:contextual-spacing="false" fo:padding="0.49mm" fo:border-left="none" fo:border-right="none" fo:border-top="none" fo:border-bottom="0.06pt solid #7b3d00"/>
      <style:text-properties fo:color="#7b3d00" loext:opacity="100%" style:font-name="EHUSerif" fo:font-family="EHUSerif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loext:graphic-properties draw:fill-color="#ffb60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2.12mm" svg:stroke-color="#ffb60c" draw:marker-start-width="6.7mm" draw:marker-end-width="6.7mm" draw:fill-color="#ffb60c" draw:textarea-horizontal-align="justify" draw:textarea-vertical-align="middle" draw:auto-grow-height="false" fo:min-height="294.66mm" fo:min-width="0.97mm" fo:padding-top="1.06mm" fo:padding-bottom="1.06mm" fo:padding-left="1.06mm" fo:padding-right="1.06m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1" draw:name="Shape 3" draw:style-name="Mgr1" draw:text-style-name="MP2" svg:width="3.09mm" svg:height="296.78mm" svg:x="186.43mm" svg:y="-19.79mm"><text:p/><draw:enhanced-geometry svg:viewBox="0 0 21600 21600" draw:type="rectangle" draw:enhanced-path="M 0 0 L 21600 0 21600 21600 0 21600 0 0 Z N"/></draw:custom-shape><text:page-number text:select-page="current">11</text:page-number></text:p>
      </style:footer>
      <style:footer-left>
        <text:p text:style-name="Footer"><draw:custom-shape text:anchor-type="char" draw:z-index="5" draw:name="Shape 5" draw:style-name="Mgr1" draw:text-style-name="MP2" svg:width="3.09mm" svg:height="296.78mm" svg:x="-18.93mm" svg:y="-19.79mm"><text:p/><draw:enhanced-geometry svg:viewBox="0 0 21600 21600" draw:type="rectangle" draw:enhanced-path="M 0 0 L 21600 0 21600 21600 0 21600 0 0 Z N"/></draw:custom-shape><text:page-number text:select-page="current">10</text:page-number></text:p>
      </style:footer-left>
      <style:footer-first>
        <text:p text:style-name="Footer"><draw:frame draw:style-name="Mfr1" draw:name="Image2" text:anchor-type="char" svg:x="91.53mm" svg:y="-32.16mm" svg:width="27.06mm" svg:height="27.06mm" draw:z-index="13"><draw:image xlink:href="Pictures/1000000100000EC400000EC4DC2EEE80.png" xlink:type="simple" xlink:show="embed" xlink:actuate="onLoad" draw:mime-type="image/png"/></draw:frame><draw:frame draw:style-name="Mfr1" draw:name="Image1" text:anchor-type="char" svg:x="125.24mm" svg:y="-32.1mm" svg:width="43.85mm" svg:height="27.01mm" draw:z-index="14"><draw:image xlink:href="Pictures/1000000100000121000000B213478235.png" xlink:type="simple" xlink:show="embed" xlink:actuate="onLoad" draw:mime-type="image/png"/></draw:frame><draw:custom-shape text:anchor-type="char" draw:z-index="6" draw:name="Shape 6" draw:style-name="Mgr1" draw:text-style-name="MP2" svg:width="3.09mm" svg:height="296.78mm" svg:x="-18.93mm" svg:y="-19.79mm"><text:p/><draw:enhanced-geometry svg:viewBox="0 0 21600 21600" draw:type="rectangle" draw:enhanced-path="M 0 0 L 21600 0 21600 21600 0 21600 0 0 Z N"/></draw:custom-shape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8T20:18:24.390671397</meta:creation-date>
    <meta:editing-duration>PT23H29M48S</meta:editing-duration>
    <meta:editing-cycles>169</meta:editing-cycles>
    <meta:generator>LibreOffice/25.2.3.2$Linux_X86_64 LibreOffice_project/520$Build-2</meta:generator>
    <dc:date>2026-04-03T22:17:17.981617831</dc:date>
    <meta:document-statistic meta:table-count="14" meta:image-count="2" meta:object-count="0" meta:page-count="11" meta:paragraph-count="305" meta:word-count="990" meta:character-count="5921" meta:non-whitespace-character-count="5217"/>
  </office:meta>
</office:document-meta>
</file>